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5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1.33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Plate Pair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rench_azimuth</text:p>
          </table:table-cell>
          <table:table-cell office:value-type="string" calcext:value-type="string">
            <text:p>obliquity</text:p>
          </table:table-cell>
          <table:table-cell office:value-type="string" calcext:value-type="string">
            <text:p>mean_obliquity</text:p>
          </table:table-cell>
          <table:table-cell office:value-type="string" calcext:value-type="string">
            <text:p>error_mean_obliquity</text:p>
          </table:table-cell>
        </table:table-row>
        <table:table-row table:style-name="ro2">
          <table:table-cell office:value-type="string" calcext:value-type="string">
            <text:p>HEL-1</text:p>
          </table:table-cell>
          <table:table-cell office:value-type="float" office:value="21.94" calcext:value-type="float">
            <text:p>21.94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AF(AS)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HEL-2</text:p>
          </table:table-cell>
          <table:table-cell office:value-type="float" office:value="22.88" calcext:value-type="float">
            <text:p>22.88</text:p>
          </table:table-cell>
          <table:table-cell office:value-type="float" office:value="35.35" calcext:value-type="float">
            <text:p>35.35</text:p>
          </table:table-cell>
          <table:table-cell office:value-type="string" calcext:value-type="string">
            <text:p>AF(AS)</text:p>
          </table:table-cell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HEL-3</text:p>
          </table:table-cell>
          <table:table-cell office:value-type="float" office:value="23.83" calcext:value-type="float">
            <text:p>23.83</text:p>
          </table:table-cell>
          <table:table-cell office:value-type="float" office:value="34.79" calcext:value-type="float">
            <text:p>34.79</text:p>
          </table:table-cell>
          <table:table-cell office:value-type="string" calcext:value-type="string">
            <text:p>AF(AS)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HEL-4</text:p>
          </table:table-cell>
          <table:table-cell office:value-type="float" office:value="24.82" calcext:value-type="float">
            <text:p>24.82</text:p>
          </table:table-cell>
          <table:table-cell office:value-type="float" office:value="34.35" calcext:value-type="float">
            <text:p>34.35</text:p>
          </table:table-cell>
          <table:table-cell office:value-type="string" calcext:value-type="string">
            <text:p>AF(AS)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-12" calcext:value-type="float">
            <text:p>-12</text:p>
          </table:table-cell>
          <table:table-cell office:value-type="float" office:value="-8.9" calcext:value-type="float">
            <text:p>-8.9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HEL-5</text:p>
          </table:table-cell>
          <table:table-cell office:value-type="float" office:value="25.92" calcext:value-type="float">
            <text:p>25.92</text:p>
          </table:table-cell>
          <table:table-cell office:value-type="float" office:value="34.24" calcext:value-type="float">
            <text:p>34.24</text:p>
          </table:table-cell>
          <table:table-cell office:value-type="string" calcext:value-type="string">
            <text:p>AF(AS)</text:p>
          </table:table-cell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-21" calcext:value-type="float">
            <text:p>-21</text:p>
          </table:table-cell>
          <table:table-cell office:value-type="float" office:value="-27.3" calcext:value-type="float">
            <text:p>-27.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HEL-6</text:p>
          </table:table-cell>
          <table:table-cell office:value-type="float" office:value="26.98" calcext:value-type="float">
            <text:p>26.98</text:p>
          </table:table-cell>
          <table:table-cell office:value-type="float" office:value="34.41" calcext:value-type="float">
            <text:p>34.41</text:p>
          </table:table-cell>
          <table:table-cell office:value-type="string" calcext:value-type="string">
            <text:p>AF(AS)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-49" calcext:value-type="float">
            <text:p>-49</text:p>
          </table:table-cell>
          <table:table-cell office:value-type="float" office:value="-34.8" calcext:value-type="float">
            <text:p>-34.8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MAK-1</text:p>
          </table:table-cell>
          <table:table-cell office:value-type="float" office:value="58.17" calcext:value-type="float">
            <text:p>58.17</text:p>
          </table:table-cell>
          <table:table-cell office:value-type="float" office:value="24.44" calcext:value-type="float">
            <text:p>24.44</text:p>
          </table:table-cell>
          <table:table-cell office:value-type="string" calcext:value-type="string">
            <text:p>AR(EU)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271" calcext:value-type="float">
            <text:p>271</text:p>
          </table:table-cell>
          <table:table-cell office:value-type="float" office:value="-13" calcext:value-type="float">
            <text:p>-13</text:p>
          </table:table-cell>
          <table:table-cell office:value-type="float" office:value="-13.6" calcext:value-type="float">
            <text:p>-13.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MAK-2</text:p>
          </table:table-cell>
          <table:table-cell office:value-type="float" office:value="58.99" calcext:value-type="float">
            <text:p>58.99</text:p>
          </table:table-cell>
          <table:table-cell office:value-type="float" office:value="24.43" calcext:value-type="float">
            <text:p>24.43</text:p>
          </table:table-cell>
          <table:table-cell office:value-type="string" calcext:value-type="string">
            <text:p>AR(EU)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271" calcext:value-type="float">
            <text:p>271</text:p>
          </table:table-cell>
          <table:table-cell office:value-type="float" office:value="-14" calcext:value-type="float">
            <text:p>-14</text:p>
          </table:table-cell>
          <table:table-cell office:value-type="float" office:value="-13.7" calcext:value-type="float">
            <text:p>-13.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AK-3</text:p>
          </table:table-cell>
          <table:table-cell office:value-type="float" office:value="59.98" calcext:value-type="float">
            <text:p>59.98</text:p>
          </table:table-cell>
          <table:table-cell office:value-type="float" office:value="24.42" calcext:value-type="float">
            <text:p>24.42</text:p>
          </table:table-cell>
          <table:table-cell office:value-type="string" calcext:value-type="string">
            <text:p>AR(EU)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271" calcext:value-type="float">
            <text:p>271</text:p>
          </table:table-cell>
          <table:table-cell office:value-type="float" office:value="-14" calcext:value-type="float">
            <text:p>-14</text:p>
          </table:table-cell>
          <table:table-cell office:value-type="float" office:value="-13.8" calcext:value-type="float">
            <text:p>-13.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AK-4</text:p>
          </table:table-cell>
          <table:table-cell office:value-type="float" office:value="60.97" calcext:value-type="float">
            <text:p>60.97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AR(EU)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AK-5</text:p>
          </table:table-cell>
          <table:table-cell office:value-type="float" office:value="61.95" calcext:value-type="float">
            <text:p>61.95</text:p>
          </table:table-cell>
          <table:table-cell office:value-type="float" office:value="24.39" calcext:value-type="float">
            <text:p>24.39</text:p>
          </table:table-cell>
          <table:table-cell office:value-type="string" calcext:value-type="string">
            <text:p>AR(EU)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-14" calcext:value-type="float">
            <text:p>-14</text:p>
          </table:table-cell>
          <table:table-cell office:value-type="float" office:value="-14.2" calcext:value-type="float">
            <text:p>-14.2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AK-6</text:p>
          </table:table-cell>
          <table:table-cell office:value-type="float" office:value="62.94" calcext:value-type="float">
            <text:p>62.94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AR(EU)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-14" calcext:value-type="float">
            <text:p>-14</text:p>
          </table:table-cell>
          <table:table-cell office:value-type="float" office:value="-14.4" calcext:value-type="float">
            <text:p>-14.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AK-7</text:p>
          </table:table-cell>
          <table:table-cell office:value-type="float" office:value="63.93" calcext:value-type="float">
            <text:p>63.93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AR(EU)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-15" calcext:value-type="float">
            <text:p>-15</text:p>
          </table:table-cell>
          <table:table-cell office:value-type="float" office:value="-14.5" calcext:value-type="float">
            <text:p>-14.5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VAN-7</text:p>
          </table:table-cell>
          <table:table-cell office:value-type="float" office:value="168.2" calcext:value-type="float">
            <text:p>168.2</text:p>
          </table:table-cell>
          <table:table-cell office:value-type="float" office:value="-20.1" calcext:value-type="float">
            <text:p>-20.1</text:p>
          </table:table-cell>
          <table:table-cell office:value-type="string" calcext:value-type="string">
            <text:p>AU(PA)</text:p>
          </table:table-cell>
          <table:table-cell office:value-type="float" office:value="259" calcext:value-type="float">
            <text:p>259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office:value-type="float" office:value="-17" calcext:value-type="float">
            <text:p>-17</text:p>
          </table:table-cell>
          <table:table-cell office:value-type="float" office:value="-14.6" calcext:value-type="float">
            <text:p>-14.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N-8</text:p>
          </table:table-cell>
          <table:table-cell office:value-type="float" office:value="167.77" calcext:value-type="float">
            <text:p>167.77</text:p>
          </table:table-cell>
          <table:table-cell office:value-type="float" office:value="-19.26" calcext:value-type="float">
            <text:p>-19.26</text:p>
          </table:table-cell>
          <table:table-cell office:value-type="string" calcext:value-type="string">
            <text:p>AU(PA)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-12" calcext:value-type="float">
            <text:p>-12</text:p>
          </table:table-cell>
          <table:table-cell office:value-type="float" office:value="-15.3" calcext:value-type="float">
            <text:p>-15.3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VAN-9</text:p>
          </table:table-cell>
          <table:table-cell office:value-type="float" office:value="167.47" calcext:value-type="float">
            <text:p>167.47</text:p>
          </table:table-cell>
          <table:table-cell office:value-type="float" office:value="-18.37" calcext:value-type="float">
            <text:p>-18.37</text:p>
          </table:table-cell>
          <table:table-cell office:value-type="string" calcext:value-type="string">
            <text:p>AU(PA)</text:p>
          </table:table-cell>
          <table:table-cell office:value-type="float" office:value="259" calcext:value-type="float">
            <text:p>259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VAN-10</text:p>
          </table:table-cell>
          <table:table-cell office:value-type="float" office:value="167.19" calcext:value-type="float">
            <text:p>167.19</text:p>
          </table:table-cell>
          <table:table-cell office:value-type="float" office:value="-17.48" calcext:value-type="float">
            <text:p>-17.48</text:p>
          </table:table-cell>
          <table:table-cell office:value-type="string" calcext:value-type="string">
            <text:p>AU(PA)</text:p>
          </table:table-cell>
          <table:table-cell office:value-type="float" office:value="259" calcext:value-type="float">
            <text:p>259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-7.9" calcext:value-type="float">
            <text:p>-7.9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VAN-11</text:p>
          </table:table-cell>
          <table:table-cell office:value-type="float" office:value="166.75" calcext:value-type="float">
            <text:p>166.75</text:p>
          </table:table-cell>
          <table:table-cell office:value-type="float" office:value="-16.65" calcext:value-type="float">
            <text:p>-16.65</text:p>
          </table:table-cell>
          <table:table-cell office:value-type="string" calcext:value-type="string">
            <text:p>AU(PA)</text:p>
          </table:table-cell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office:value-type="float" office:value="-14" calcext:value-type="float">
            <text:p>-14</text:p>
          </table:table-cell>
          <table:table-cell office:value-type="float" office:value="-7.8" calcext:value-type="float">
            <text:p>-7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VAN-12</text:p>
          </table:table-cell>
          <table:table-cell office:value-type="float" office:value="166.33" calcext:value-type="float">
            <text:p>166.33</text:p>
          </table:table-cell>
          <table:table-cell office:value-type="float" office:value="-15.83" calcext:value-type="float">
            <text:p>-15.83</text:p>
          </table:table-cell>
          <table:table-cell office:value-type="string" calcext:value-type="string">
            <text:p>AU(PA)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-16" calcext:value-type="float">
            <text:p>-16</text:p>
          </table:table-cell>
          <table:table-cell office:value-type="float" office:value="-7.2" calcext:value-type="float">
            <text:p>-7.2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string" calcext:value-type="string">
            <text:p>VAN-13</text:p>
          </table:table-cell>
          <table:table-cell office:value-type="float" office:value="166.24" calcext:value-type="float">
            <text:p>166.24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AU(PA)</text:p>
          </table:table-cell>
          <table:table-cell office:value-type="float" office:value="258" calcext:value-type="float">
            <text:p>258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-1.8" calcext:value-type="float">
            <text:p>-1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VAN-14</text:p>
          </table:table-cell>
          <table:table-cell office:value-type="float" office:value="166.17" calcext:value-type="float">
            <text:p>166.17</text:p>
          </table:table-cell>
          <table:table-cell office:value-type="float" office:value="-13.96" calcext:value-type="float">
            <text:p>-13.96</text:p>
          </table:table-cell>
          <table:table-cell office:value-type="string" calcext:value-type="string">
            <text:p>AU(PA)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UM-23</text:p>
          </table:table-cell>
          <table:table-cell office:value-type="float" office:value="92.64" calcext:value-type="float">
            <text:p>92.64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AU(SU)</text:p>
          </table:table-cell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UM-24</text:p>
          </table:table-cell>
          <table:table-cell office:value-type="float" office:value="92.87" calcext:value-type="float">
            <text:p>92.8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U(SU)</text:p>
          </table:table-cell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float" office:value="340" calcext:value-type="float">
            <text:p>34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SUM-25</text:p>
          </table:table-cell>
          <table:table-cell office:value-type="float" office:value="93.28" calcext:value-type="float">
            <text:p>93.2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U(SU)</text:p>
          </table:table-cell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float" office:value="329" calcext:value-type="float">
            <text:p>329</text:p>
          </table:table-cell>
          <table:table-cell office:value-type="float" office:value="54" calcext:value-type="float">
            <text:p>54</text:p>
          </table:table-cell>
          <table:table-cell office:value-type="float" office:value="52.1" calcext:value-type="float">
            <text:p>52.1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SUM-26</text:p>
          </table:table-cell>
          <table:table-cell office:value-type="float" office:value="93.81" calcext:value-type="float">
            <text:p>93.8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AU(SU)</text:p>
          </table:table-cell>
          <table:table-cell office:value-type="float" office:value="186" calcext:value-type="float">
            <text:p>186</text:p>
          </table:table-cell>
          <table:table-cell office:value-type="float" office:value="53" calcext:value-type="float">
            <text:p>53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39.7" calcext:value-type="float">
            <text:p>39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SUM-27</text:p>
          </table:table-cell>
          <table:table-cell office:value-type="float" office:value="94.53" calcext:value-type="float">
            <text:p>94.5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AU(SU)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office:value-type="float" office:value="29" calcext:value-type="float">
            <text:p>29</text:p>
          </table:table-cell>
          <table:table-cell office:value-type="float" office:value="31.3" calcext:value-type="float">
            <text:p>31.3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SUM-28</text:p>
          </table:table-cell>
          <table:table-cell office:value-type="float" office:value="95.26" calcext:value-type="float">
            <text:p>95.26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AU(SU)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float" office:value="28.4" calcext:value-type="float">
            <text:p>28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SUM-29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U(SU)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float" office:value="35.6" calcext:value-type="float">
            <text:p>35.6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SUM-30</text:p>
          </table:table-cell>
          <table:table-cell office:value-type="float" office:value="96.61" calcext:value-type="float">
            <text:p>96.6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AU(SU)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3.1" calcext:value-type="float">
            <text:p>13.1</text:p>
          </table:table-cell>
        </table:table-row>
        <table:table-row table:style-name="ro2">
          <table:table-cell office:value-type="string" calcext:value-type="string">
            <text:p>SUM-31</text:p>
          </table:table-cell>
          <table:table-cell office:value-type="float" office:value="97.07" calcext:value-type="float">
            <text:p>97.0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U(SU)</text:p>
          </table:table-cell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office:value-type="float" office:value="329" calcext:value-type="float">
            <text:p>329</text:p>
          </table:table-cell>
          <table:table-cell office:value-type="float" office:value="51" calcext:value-type="float">
            <text:p>51</text:p>
          </table:table-cell>
          <table:table-cell office:value-type="float" office:value="50.4" calcext:value-type="float">
            <text:p>50.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UM-32</text:p>
          </table:table-cell>
          <table:table-cell office:value-type="float" office:value="97.53" calcext:value-type="float">
            <text:p>97.53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AU(SU)</text:p>
          </table:table-cell>
          <table:table-cell office:value-type="float" office:value="189" calcext:value-type="float">
            <text:p>189</text:p>
          </table:table-cell>
          <table:table-cell office:value-type="float" office:value="57" calcext:value-type="float">
            <text:p>57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SUM-33</text:p>
          </table:table-cell>
          <table:table-cell office:value-type="float" office:value="97.98" calcext:value-type="float">
            <text:p>97.98</text:p>
          </table:table-cell>
          <table:table-cell office:value-type="float" office:value="-1.48" calcext:value-type="float">
            <text:p>-1.48</text:p>
          </table:table-cell>
          <table:table-cell office:value-type="string" calcext:value-type="string">
            <text:p>AU(SU)</text:p>
          </table:table-cell>
          <table:table-cell office:value-type="float" office:value="190" calcext:value-type="float">
            <text:p>190</text:p>
          </table:table-cell>
          <table:table-cell office:value-type="float" office:value="57" calcext:value-type="float">
            <text:p>57</text:p>
          </table:table-cell>
          <table:table-cell office:value-type="float" office:value="329" calcext:value-type="float">
            <text:p>329</text:p>
          </table:table-cell>
          <table:table-cell office:value-type="float" office:value="49" calcext:value-type="float">
            <text:p>49</text:p>
          </table:table-cell>
          <table:table-cell office:value-type="float" office:value="47.2" calcext:value-type="float">
            <text:p>47.2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string" calcext:value-type="string">
            <text:p>SUM-34</text:p>
          </table:table-cell>
          <table:table-cell office:value-type="float" office:value="98.48" calcext:value-type="float">
            <text:p>98.48</text:p>
          </table:table-cell>
          <table:table-cell office:value-type="float" office:value="-2.24" calcext:value-type="float">
            <text:p>-2.24</text:p>
          </table:table-cell>
          <table:table-cell office:value-type="string" calcext:value-type="string">
            <text:p>AU(SU)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323" calcext:value-type="float">
            <text:p>323</text:p>
          </table:table-cell>
          <table:table-cell office:value-type="float" office:value="42" calcext:value-type="float">
            <text:p>42</text:p>
          </table:table-cell>
          <table:table-cell office:value-type="float" office:value="43.9" calcext:value-type="float">
            <text:p>43.9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SUM-35</text:p>
          </table:table-cell>
          <table:table-cell office:value-type="float" office:value="99.04" calcext:value-type="float">
            <text:p>99.04</text:p>
          </table:table-cell>
          <table:table-cell office:value-type="float" office:value="-2.95" calcext:value-type="float">
            <text:p>-2.95</text:p>
          </table:table-cell>
          <table:table-cell office:value-type="string" calcext:value-type="string">
            <text:p>AU(SU)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321" calcext:value-type="float">
            <text:p>321</text:p>
          </table:table-cell>
          <table:table-cell office:value-type="float" office:value="40" calcext:value-type="float">
            <text:p>40</text:p>
          </table:table-cell>
          <table:table-cell office:value-type="float" office:value="40.7" calcext:value-type="float">
            <text:p>40.7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UM-36</text:p>
          </table:table-cell>
          <table:table-cell office:value-type="float" office:value="99.61" calcext:value-type="float">
            <text:p>99.61</text:p>
          </table:table-cell>
          <table:table-cell office:value-type="float" office:value="-3.65" calcext:value-type="float">
            <text:p>-3.65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321" calcext:value-type="float">
            <text:p>321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SUM-37</text:p>
          </table:table-cell>
          <table:table-cell office:value-type="float" office:value="100.17" calcext:value-type="float">
            <text:p>100.17</text:p>
          </table:table-cell>
          <table:table-cell office:value-type="float" office:value="-4.36" calcext:value-type="float">
            <text:p>-4.36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39.2" calcext:value-type="float">
            <text:p>39.2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SUM-38</text:p>
          </table:table-cell>
          <table:table-cell office:value-type="float" office:value="100.74" calcext:value-type="float">
            <text:p>100.74</text:p>
          </table:table-cell>
          <table:table-cell office:value-type="float" office:value="-5.06" calcext:value-type="float">
            <text:p>-5.06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38.8" calcext:value-type="float">
            <text:p>38.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SUM-39</text:p>
          </table:table-cell>
          <table:table-cell office:value-type="float" office:value="101.31" calcext:value-type="float">
            <text:p>101.31</text:p>
          </table:table-cell>
          <table:table-cell office:value-type="float" office:value="-5.77" calcext:value-type="float">
            <text:p>-5.77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61" calcext:value-type="float">
            <text:p>61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38.4" calcext:value-type="float">
            <text:p>38.4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SUM-40</text:p>
          </table:table-cell>
          <table:table-cell office:value-type="float" office:value="101.87" calcext:value-type="float">
            <text:p>101.87</text:p>
          </table:table-cell>
          <table:table-cell office:value-type="float" office:value="-6.47" calcext:value-type="float">
            <text:p>-6.47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61" calcext:value-type="float">
            <text:p>61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34.4" calcext:value-type="float">
            <text:p>34.4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SUM-41</text:p>
          </table:table-cell>
          <table:table-cell office:value-type="float" office:value="102.46" calcext:value-type="float">
            <text:p>102.46</text:p>
          </table:table-cell>
          <table:table-cell office:value-type="float" office:value="-7.15" calcext:value-type="float">
            <text:p>-7.15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float" office:value="26.3" calcext:value-type="float">
            <text:p>26.3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string" calcext:value-type="string">
            <text:p>SUM-42</text:p>
          </table:table-cell>
          <table:table-cell office:value-type="float" office:value="103.23" calcext:value-type="float">
            <text:p>103.23</text:p>
          </table:table-cell>
          <table:table-cell office:value-type="float" office:value="-7.61" calcext:value-type="float">
            <text:p>-7.61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SUM-43</text:p>
          </table:table-cell>
          <table:table-cell office:value-type="float" office:value="104.03" calcext:value-type="float">
            <text:p>104.03</text:p>
          </table:table-cell>
          <table:table-cell office:value-type="float" office:value="-8.03" calcext:value-type="float">
            <text:p>-8.03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UM-44</text:p>
          </table:table-cell>
          <table:table-cell office:value-type="float" office:value="104.83" calcext:value-type="float">
            <text:p>104.83</text:p>
          </table:table-cell>
          <table:table-cell office:value-type="float" office:value="-8.46" calcext:value-type="float">
            <text:p>-8.46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UM-45</text:p>
          </table:table-cell>
          <table:table-cell office:value-type="float" office:value="105.63" calcext:value-type="float">
            <text:p>105.63</text:p>
          </table:table-cell>
          <table:table-cell office:value-type="float" office:value="-8.88" calcext:value-type="float">
            <text:p>-8.88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UM-46</text:p>
          </table:table-cell>
          <table:table-cell office:value-type="float" office:value="106.42" calcext:value-type="float">
            <text:p>106.42</text:p>
          </table:table-cell>
          <table:table-cell office:value-type="float" office:value="-9.3" calcext:value-type="float">
            <text:p>-9.3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UM-47</text:p>
          </table:table-cell>
          <table:table-cell office:value-type="float" office:value="107.22" calcext:value-type="float">
            <text:p>107.22</text:p>
          </table:table-cell>
          <table:table-cell office:value-type="float" office:value="-9.73" calcext:value-type="float">
            <text:p>-9.73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string" calcext:value-type="string">
            <text:p>SUM-48</text:p>
          </table:table-cell>
          <table:table-cell office:value-type="float" office:value="108.05" calcext:value-type="float">
            <text:p>108.05</text:p>
          </table:table-cell>
          <table:table-cell office:value-type="float" office:value="-10.07" calcext:value-type="float">
            <text:p>-10.07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SUM-49</text:p>
          </table:table-cell>
          <table:table-cell office:value-type="float" office:value="108.94" calcext:value-type="float">
            <text:p>108.94</text:p>
          </table:table-cell>
          <table:table-cell office:value-type="float" office:value="-10.22" calcext:value-type="float">
            <text:p>-10.22</text:p>
          </table:table-cell>
          <table:table-cell office:value-type="string" calcext:value-type="string">
            <text:p>AU(SU)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float" office:value="279" calcext:value-type="float">
            <text:p>279</text:p>
          </table:table-cell>
          <table:table-cell office:value-type="float" office:value="-5" calcext:value-type="float">
            <text:p>-5</text:p>
          </table:table-cell>
          <table:table-cell office:value-type="float" office:value="-3.3" calcext:value-type="float">
            <text:p>-3.3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SUM-50</text:p>
          </table:table-cell>
          <table:table-cell office:value-type="float" office:value="109.83" calcext:value-type="float">
            <text:p>109.83</text:p>
          </table:table-cell>
          <table:table-cell office:value-type="float" office:value="-10.35" calcext:value-type="float">
            <text:p>-10.35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 office:value-type="float" office:value="279" calcext:value-type="float">
            <text:p>279</text:p>
          </table:table-cell>
          <table:table-cell office:value-type="float" office:value="-5" calcext:value-type="float">
            <text:p>-5</text:p>
          </table:table-cell>
          <table:table-cell office:value-type="float" office:value="-4.8" calcext:value-type="float">
            <text:p>-4.8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UM-51</text:p>
          </table:table-cell>
          <table:table-cell office:value-type="float" office:value="110.73" calcext:value-type="float">
            <text:p>110.73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 office:value-type="float" office:value="279" calcext:value-type="float">
            <text:p>279</text:p>
          </table:table-cell>
          <table:table-cell office:value-type="float" office:value="-5" calcext:value-type="float">
            <text:p>-5</text:p>
          </table:table-cell>
          <table:table-cell office:value-type="float" office:value="-4.6" calcext:value-type="float">
            <text:p>-4.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UM-52</text:p>
          </table:table-cell>
          <table:table-cell office:value-type="float" office:value="111.62" calcext:value-type="float">
            <text:p>111.62</text:p>
          </table:table-cell>
          <table:table-cell office:value-type="float" office:value="-10.62" calcext:value-type="float">
            <text:p>-10.62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69" calcext:value-type="float">
            <text:p>69</text:p>
          </table:table-cell>
          <table:table-cell office:value-type="float" office:value="279" calcext:value-type="float">
            <text:p>279</text:p>
          </table:table-cell>
          <table:table-cell office:value-type="float" office:value="-4" calcext:value-type="float">
            <text:p>-4</text:p>
          </table:table-cell>
          <table:table-cell office:value-type="float" office:value="-25.9" calcext:value-type="float">
            <text:p>-25.9</text:p>
          </table:table-cell>
          <table:table-cell office:value-type="float" office:value="37.1" calcext:value-type="float">
            <text:p>37.1</text:p>
          </table:table-cell>
        </table:table-row>
        <table:table-row table:style-name="ro2">
          <table:table-cell office:value-type="string" calcext:value-type="string">
            <text:p>SUM-53</text:p>
          </table:table-cell>
          <table:table-cell office:value-type="float" office:value="112.51" calcext:value-type="float">
            <text:p>112.51</text:p>
          </table:table-cell>
          <table:table-cell office:value-type="float" office:value="-10.76" calcext:value-type="float">
            <text:p>-10.76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69" calcext:value-type="float">
            <text:p>69</text:p>
          </table:table-cell>
          <table:table-cell office:value-type="float" office:value="279" calcext:value-type="float">
            <text:p>279</text:p>
          </table:table-cell>
          <table:table-cell office:value-type="float" office:value="-4" calcext:value-type="float">
            <text:p>-4</text:p>
          </table:table-cell>
          <table:table-cell office:value-type="float" office:value="-25.7" calcext:value-type="float">
            <text:p>-25.7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string" calcext:value-type="string">
            <text:p>SUM-54</text:p>
          </table:table-cell>
          <table:table-cell office:value-type="float" office:value="113.41" calcext:value-type="float">
            <text:p>113.41</text:p>
          </table:table-cell>
          <table:table-cell office:value-type="float" office:value="-10.89" calcext:value-type="float">
            <text:p>-10.89</text:p>
          </table:table-cell>
          <table:table-cell office:value-type="string" calcext:value-type="string">
            <text:p>AU(SU)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-4" calcext:value-type="float">
            <text:p>-4</text:p>
          </table:table-cell>
          <table:table-cell office:value-type="float" office:value="-25.5" calcext:value-type="float">
            <text:p>-25.5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string" calcext:value-type="string">
            <text:p>SUM-55</text:p>
          </table:table-cell>
          <table:table-cell office:value-type="float" office:value="114.3" calcext:value-type="float">
            <text:p>114.3</text:p>
          </table:table-cell>
          <table:table-cell office:value-type="float" office:value="-11.03" calcext:value-type="float">
            <text:p>-11.03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UM-56</text:p>
          </table:table-cell>
          <table:table-cell office:value-type="float" office:value="115.2" calcext:value-type="float">
            <text:p>115.2</text:p>
          </table:table-cell>
          <table:table-cell office:value-type="float" office:value="-11.16" calcext:value-type="float">
            <text:p>-11.16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278" calcext:value-type="float">
            <text:p>278</text:p>
          </table:table-cell>
          <table:table-cell office:value-type="float" office:value="-4" calcext:value-type="float">
            <text:p>-4</text:p>
          </table:table-cell>
          <table:table-cell office:value-type="float" office:value="-6.9" calcext:value-type="float">
            <text:p>-6.9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SUM-57</text:p>
          </table:table-cell>
          <table:table-cell office:value-type="float" office:value="116.1" calcext:value-type="float">
            <text:p>116.1</text:p>
          </table:table-cell>
          <table:table-cell office:value-type="float" office:value="-11.21" calcext:value-type="float">
            <text:p>-11.21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269" calcext:value-type="float">
            <text:p>269</text:p>
          </table:table-cell>
          <table:table-cell office:value-type="float" office:value="-13" calcext:value-type="float">
            <text:p>-13</text:p>
          </table:table-cell>
          <table:table-cell office:value-type="float" office:value="-9.7" calcext:value-type="float">
            <text:p>-9.7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SUM-58</text:p>
          </table:table-cell>
          <table:table-cell office:value-type="float" office:value="117" calcext:value-type="float">
            <text:p>117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AU(SU)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12" calcext:value-type="float">
            <text:p>-12</text:p>
          </table:table-cell>
          <table:table-cell office:value-type="float" office:value="-12.3" calcext:value-type="float">
            <text:p>-12.3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UM-59</text:p>
          </table:table-cell>
          <table:table-cell office:value-type="float" office:value="117.91" calcext:value-type="float">
            <text:p>117.91</text:p>
          </table:table-cell>
          <table:table-cell office:value-type="float" office:value="-11.19" calcext:value-type="float">
            <text:p>-11.19</text:p>
          </table:table-cell>
          <table:table-cell office:value-type="string" calcext:value-type="string">
            <text:p>AU(SU)</text:p>
          </table:table-cell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12" calcext:value-type="float">
            <text:p>-12</text:p>
          </table:table-cell>
          <table:table-cell office:value-type="float" office:value="-10.9" calcext:value-type="float">
            <text:p>-10.9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SUM-60</text:p>
          </table:table-cell>
          <table:table-cell office:value-type="float" office:value="118.81" calcext:value-type="float">
            <text:p>118.81</text:p>
          </table:table-cell>
          <table:table-cell office:value-type="float" office:value="-11.19" calcext:value-type="float">
            <text:p>-11.19</text:p>
          </table:table-cell>
          <table:table-cell office:value-type="string" calcext:value-type="string">
            <text:p>AU(SU)</text:p>
          </table:table-cell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-8" calcext:value-type="float">
            <text:p>-8</text:p>
          </table:table-cell>
          <table:table-cell office:value-type="float" office:value="-10.2" calcext:value-type="float">
            <text:p>-10.2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CAM-1</text:p>
          </table:table-cell>
          <table:table-cell office:value-type="float" office:value="-83.19" calcext:value-type="float">
            <text:p>-83.19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CO(CA)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CAM-2</text:p>
          </table:table-cell>
          <table:table-cell office:value-type="float" office:value="-84.09" calcext:value-type="float">
            <text:p>-84.09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CO(CA)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CAM-3</text:p>
          </table:table-cell>
          <table:table-cell office:value-type="float" office:value="-84.85" calcext:value-type="float">
            <text:p>-84.85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CO(CA)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-4</text:p>
          </table:table-cell>
          <table:table-cell office:value-type="float" office:value="-85.7" calcext:value-type="float">
            <text:p>-85.7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CO(CA)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CAM-5</text:p>
          </table:table-cell>
          <table:table-cell office:value-type="float" office:value="-86.32" calcext:value-type="float">
            <text:p>-86.32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CO(CA)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CAM-6</text:p>
          </table:table-cell>
          <table:table-cell office:value-type="float" office:value="-86.92" calcext:value-type="float">
            <text:p>-86.92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CO(CA)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23.1" calcext:value-type="float">
            <text:p>23.1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CAM-7</text:p>
          </table:table-cell>
          <table:table-cell office:value-type="float" office:value="-87.56" calcext:value-type="float">
            <text:p>-87.56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CO(CA)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CAM-8</text:p>
          </table:table-cell>
          <table:table-cell office:value-type="float" office:value="-88.32" calcext:value-type="float">
            <text:p>-88.32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CO(CA)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CAM-9</text:p>
          </table:table-cell>
          <table:table-cell office:value-type="float" office:value="-89.16" calcext:value-type="float">
            <text:p>-89.16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string" calcext:value-type="string">
            <text:p>CAM-10</text:p>
          </table:table-cell>
          <table:table-cell office:value-type="float" office:value="-90.01" calcext:value-type="float">
            <text:p>-90.01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-10.4" calcext:value-type="float">
            <text:p>-10.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CAM-11</text:p>
          </table:table-cell>
          <table:table-cell office:value-type="float" office:value="-90.86" calcext:value-type="float">
            <text:p>-90.86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-11" calcext:value-type="float">
            <text:p>-11</text:p>
          </table:table-cell>
          <table:table-cell office:value-type="float" office:value="-9.6" calcext:value-type="float">
            <text:p>-9.6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CAM-12</text:p>
          </table:table-cell>
          <table:table-cell office:value-type="float" office:value="-91.7" calcext:value-type="float">
            <text:p>-91.7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-8" calcext:value-type="float">
            <text:p>-8</text:p>
          </table:table-cell>
          <table:table-cell office:value-type="float" office:value="-7.3" calcext:value-type="float">
            <text:p>-7.3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CAM-13</text:p>
          </table:table-cell>
          <table:table-cell office:value-type="float" office:value="-92.52" calcext:value-type="float">
            <text:p>-92.52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5.5" calcext:value-type="float">
            <text:p>-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-14</text:p>
          </table:table-cell>
          <table:table-cell office:value-type="float" office:value="-93.32" calcext:value-type="float">
            <text:p>-93.32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-15</text:p>
          </table:table-cell>
          <table:table-cell office:value-type="float" office:value="-94.13" calcext:value-type="float">
            <text:p>-94.13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CO(NA)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1.6" calcext:value-type="float">
            <text:p>-1.6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CAM-16</text:p>
          </table:table-cell>
          <table:table-cell office:value-type="float" office:value="-94.89" calcext:value-type="float">
            <text:p>-94.89</text:p>
          </table:table-cell>
          <table:table-cell office:value-type="float" office:value="14.78" calcext:value-type="float">
            <text:p>14.78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AM-17</text:p>
          </table:table-cell>
          <table:table-cell office:value-type="float" office:value="-95.69" calcext:value-type="float">
            <text:p>-95.69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-12" calcext:value-type="float">
            <text:p>-12</text:p>
          </table:table-cell>
          <table:table-cell office:value-type="float" office:value="-13.6" calcext:value-type="float">
            <text:p>-13.6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string" calcext:value-type="string">
            <text:p>CAM-18</text:p>
          </table:table-cell>
          <table:table-cell office:value-type="float" office:value="-96.58" calcext:value-type="float">
            <text:p>-96.58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-30" calcext:value-type="float">
            <text:p>-30</text:p>
          </table:table-cell>
          <table:table-cell office:value-type="float" office:value="-19.1" calcext:value-type="float">
            <text:p>-19.1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CAM-19</text:p>
          </table:table-cell>
          <table:table-cell office:value-type="float" office:value="-97.47" calcext:value-type="float">
            <text:p>-97.47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-14" calcext:value-type="float">
            <text:p>-14</text:p>
          </table:table-cell>
          <table:table-cell office:value-type="float" office:value="-20.4" calcext:value-type="float">
            <text:p>-20.4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CAM-20</text:p>
          </table:table-cell>
          <table:table-cell office:value-type="float" office:value="-98.33" calcext:value-type="float">
            <text:p>-98.33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-15" calcext:value-type="float">
            <text:p>-15</text:p>
          </table:table-cell>
          <table:table-cell office:value-type="float" office:value="-13.3" calcext:value-type="float">
            <text:p>-13.3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CAM-21</text:p>
          </table:table-cell>
          <table:table-cell office:value-type="float" office:value="-99.19" calcext:value-type="float">
            <text:p>-99.19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-9" calcext:value-type="float">
            <text:p>-9</text:p>
          </table:table-cell>
          <table:table-cell office:value-type="float" office:value="-12.2" calcext:value-type="float">
            <text:p>-12.2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CAM-22</text:p>
          </table:table-cell>
          <table:table-cell office:value-type="float" office:value="-100.04" calcext:value-type="float">
            <text:p>-100.04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-11" calcext:value-type="float">
            <text:p>-11</text:p>
          </table:table-cell>
          <table:table-cell office:value-type="float" office:value="-11.7" calcext:value-type="float">
            <text:p>-11.7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CAM-23</text:p>
          </table:table-cell>
          <table:table-cell office:value-type="float" office:value="-100.9" calcext:value-type="float">
            <text:p>-100.9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-14" calcext:value-type="float">
            <text:p>-14</text:p>
          </table:table-cell>
          <table:table-cell office:value-type="float" office:value="-11.9" calcext:value-type="float">
            <text:p>-11.9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CAM-24</text:p>
          </table:table-cell>
          <table:table-cell office:value-type="float" office:value="-101.75" calcext:value-type="float">
            <text:p>-101.75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-9" calcext:value-type="float">
            <text:p>-9</text:p>
          </table:table-cell>
          <table:table-cell office:value-type="float" office:value="-10.6" calcext:value-type="float">
            <text:p>-10.6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CAM-25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7.8" calcext:value-type="float">
            <text:p>-7.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-26</text:p>
          </table:table-cell>
          <table:table-cell office:value-type="float" office:value="-103.41" calcext:value-type="float">
            <text:p>-103.41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3.9" calcext:value-type="float">
            <text:p>-3.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AM-27</text:p>
          </table:table-cell>
          <table:table-cell office:value-type="float" office:value="-104.21" calcext:value-type="float">
            <text:p>-104.21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CAM-28</text:p>
          </table:table-cell>
          <table:table-cell office:value-type="float" office:value="-104.93" calcext:value-type="float">
            <text:p>-104.93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CO(NA)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CAS-1</text:p>
          </table:table-cell>
          <table:table-cell office:value-type="float" office:value="48.79" calcext:value-type="float">
            <text:p>48.79</text:p>
          </table:table-cell>
          <table:table-cell office:value-type="float" office:value="127.45" calcext:value-type="float">
            <text:p>127.45</text:p>
          </table:table-cell>
          <table:table-cell office:value-type="string" calcext:value-type="string">
            <text:p>JF(NA)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2" calcext:value-type="float">
            <text:p>302</text:p>
          </table:table-cell>
          <table:table-cell office:value-type="float" office:value="-18" calcext:value-type="float">
            <text:p>-18</text:p>
          </table:table-cell>
          <table:table-cell office:value-type="float" office:value="-10.1" calcext:value-type="float">
            <text:p>-10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CAS-2</text:p>
          </table:table-cell>
          <table:table-cell office:value-type="float" office:value="48.34" calcext:value-type="float">
            <text:p>48.34</text:p>
          </table:table-cell>
          <table:table-cell office:value-type="float" office:value="126.78" calcext:value-type="float">
            <text:p>126.78</text:p>
          </table:table-cell>
          <table:table-cell office:value-type="string" calcext:value-type="string">
            <text:p>JF(NA)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4.8" calcext:value-type="float">
            <text:p>14.8</text:p>
          </table:table-cell>
        </table:table-row>
        <table:table-row table:style-name="ro2">
          <table:table-cell office:value-type="string" calcext:value-type="string">
            <text:p>CAS-3</text:p>
          </table:table-cell>
          <table:table-cell office:value-type="float" office:value="47.61" calcext:value-type="float">
            <text:p>47.61</text:p>
          </table:table-cell>
          <table:table-cell office:value-type="float" office:value="126.27" calcext:value-type="float">
            <text:p>126.27</text:p>
          </table:table-cell>
          <table:table-cell office:value-type="string" calcext:value-type="string">
            <text:p>JF(NA)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AS-4</text:p>
          </table:table-cell>
          <table:table-cell office:value-type="float" office:value="46.79" calcext:value-type="float">
            <text:p>46.79</text:p>
          </table:table-cell>
          <table:table-cell office:value-type="float" office:value="125.93" calcext:value-type="float">
            <text:p>125.93</text:p>
          </table:table-cell>
          <table:table-cell office:value-type="string" calcext:value-type="string">
            <text:p>JF(NA)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string" calcext:value-type="string">
            <text:p>CAS-5</text:p>
          </table:table-cell>
          <table:table-cell office:value-type="float" office:value="45.94" calcext:value-type="float">
            <text:p>45.94</text:p>
          </table:table-cell>
          <table:table-cell office:value-type="float" office:value="125.65" calcext:value-type="float">
            <text:p>125.65</text:p>
          </table:table-cell>
          <table:table-cell office:value-type="string" calcext:value-type="string">
            <text:p>JF(NA)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office:value-type="float" office:value="24" calcext:value-type="float">
            <text:p>24</text:p>
          </table:table-cell>
          <table:table-cell office:value-type="float" office:value="26.7" calcext:value-type="float">
            <text:p>26.7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CAS-6</text:p>
          </table:table-cell>
          <table:table-cell office:value-type="float" office:value="45.06" calcext:value-type="float">
            <text:p>45.06</text:p>
          </table:table-cell>
          <table:table-cell office:value-type="float" office:value="125.44" calcext:value-type="float">
            <text:p>125.44</text:p>
          </table:table-cell>
          <table:table-cell office:value-type="string" calcext:value-type="string">
            <text:p>JF(NA)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34.2" calcext:value-type="float">
            <text:p>34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CAS-7</text:p>
          </table:table-cell>
          <table:table-cell office:value-type="float" office:value="44.19" calcext:value-type="float">
            <text:p>44.19</text:p>
          </table:table-cell>
          <table:table-cell office:value-type="float" office:value="125.37" calcext:value-type="float">
            <text:p>125.37</text:p>
          </table:table-cell>
          <table:table-cell office:value-type="string" calcext:value-type="string">
            <text:p>JF(NA)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7.5" calcext:value-type="float">
            <text:p>37.5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CAS-8</text:p>
          </table:table-cell>
          <table:table-cell office:value-type="float" office:value="43.33" calcext:value-type="float">
            <text:p>43.33</text:p>
          </table:table-cell>
          <table:table-cell office:value-type="float" office:value="125.43" calcext:value-type="float">
            <text:p>125.43</text:p>
          </table:table-cell>
          <table:table-cell office:value-type="string" calcext:value-type="string">
            <text:p>JF(NA)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  <table:table-cell office:value-type="float" office:value="43.2" calcext:value-type="float">
            <text:p>43.2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CAS-9</text:p>
          </table:table-cell>
          <table:table-cell office:value-type="float" office:value="42.49" calcext:value-type="float">
            <text:p>42.49</text:p>
          </table:table-cell>
          <table:table-cell office:value-type="float" office:value="125.21" calcext:value-type="float">
            <text:p>125.21</text:p>
          </table:table-cell>
          <table:table-cell office:value-type="string" calcext:value-type="string">
            <text:p>JF(NA)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0.6" calcext:value-type="float">
            <text:p>40.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S-10</text:p>
          </table:table-cell>
          <table:table-cell office:value-type="float" office:value="41.65" calcext:value-type="float">
            <text:p>41.65</text:p>
          </table:table-cell>
          <table:table-cell office:value-type="float" office:value="125.3" calcext:value-type="float">
            <text:p>125.3</text:p>
          </table:table-cell>
          <table:table-cell office:value-type="string" calcext:value-type="string">
            <text:p>JF(NA)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5" calcext:value-type="float">
            <text:p>345</text:p>
          </table:table-cell>
          <table:table-cell office:value-type="float" office:value="37" calcext:value-type="float">
            <text:p>37</text:p>
          </table:table-cell>
          <table:table-cell office:value-type="float" office:value="39.5" calcext:value-type="float">
            <text:p>39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CAS-11</text:p>
          </table:table-cell>
          <table:table-cell office:value-type="float" office:value="40.83" calcext:value-type="float">
            <text:p>40.83</text:p>
          </table:table-cell>
          <table:table-cell office:value-type="float" office:value="124.9" calcext:value-type="float">
            <text:p>124.9</text:p>
          </table:table-cell>
          <table:table-cell office:value-type="string" calcext:value-type="string">
            <text:p>JF(NA)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  <table:table-cell office:value-type="float" office:value="31" calcext:value-type="float">
            <text:p>31</text:p>
          </table:table-cell>
          <table:table-cell office:value-type="float" office:value="33.8" calcext:value-type="float">
            <text:p>33.8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string" calcext:value-type="string">
            <text:p>CAR-1</text:p>
          </table:table-cell>
          <table:table-cell office:value-type="float" office:value="-57.95" calcext:value-type="float">
            <text:p>-57.95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8.1" calcext:value-type="float">
            <text:p>38.1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CAR-2</text:p>
          </table:table-cell>
          <table:table-cell office:value-type="float" office:value="-57.56" calcext:value-type="float">
            <text:p>-57.56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7.7" calcext:value-type="float">
            <text:p>27.7</text:p>
          </table:table-cell>
          <table:table-cell office:value-type="float" office:value="18.4" calcext:value-type="float">
            <text:p>18.4</text:p>
          </table:table-cell>
        </table:table-row>
        <table:table-row table:style-name="ro2">
          <table:table-cell office:value-type="string" calcext:value-type="string">
            <text:p>CAR-3</text:p>
          </table:table-cell>
          <table:table-cell office:value-type="float" office:value="-57.52" calcext:value-type="float">
            <text:p>-57.52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AR-4</text:p>
          </table:table-cell>
          <table:table-cell office:value-type="float" office:value="-57.66" calcext:value-type="float">
            <text:p>-57.66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CAR-5</text:p>
          </table:table-cell>
          <table:table-cell office:value-type="float" office:value="-57.8" calcext:value-type="float">
            <text:p>-57.8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-4.1" calcext:value-type="float">
            <text:p>-4.1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CAR-6</text:p>
          </table:table-cell>
          <table:table-cell office:value-type="float" office:value="-58.1" calcext:value-type="float">
            <text:p>-58.1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18" calcext:value-type="float">
            <text:p>318</text:p>
          </table:table-cell>
          <table:table-cell office:value-type="float" office:value="-26" calcext:value-type="float">
            <text:p>-26</text:p>
          </table:table-cell>
          <table:table-cell office:value-type="float" office:value="-9.8" calcext:value-type="float">
            <text:p>-9.8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string" calcext:value-type="string">
            <text:p>CAR-7</text:p>
          </table:table-cell>
          <table:table-cell office:value-type="float" office:value="-58.7" calcext:value-type="float">
            <text:p>-58.7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float" office:value="-10" calcext:value-type="float">
            <text:p>-10</text:p>
          </table:table-cell>
          <table:table-cell office:value-type="float" office:value="-12.5" calcext:value-type="float">
            <text:p>-12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string" calcext:value-type="string">
            <text:p>CAR-8</text:p>
          </table:table-cell>
          <table:table-cell office:value-type="float" office:value="-58.97" calcext:value-type="float">
            <text:p>-58.97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12.7" calcext:value-type="float">
            <text:p>-12.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AR-9</text:p>
          </table:table-cell>
          <table:table-cell office:value-type="float" office:value="-59.43" calcext:value-type="float">
            <text:p>-59.43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17" calcext:value-type="float">
            <text:p>317</text:p>
          </table:table-cell>
          <table:table-cell office:value-type="float" office:value="-27" calcext:value-type="float">
            <text:p>-27</text:p>
          </table:table-cell>
          <table:table-cell office:value-type="float" office:value="-18.2" calcext:value-type="float">
            <text:p>-18.2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CAR-10</text:p>
          </table:table-cell>
          <table:table-cell office:value-type="float" office:value="-60.07" calcext:value-type="float">
            <text:p>-60.07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17" calcext:value-type="float">
            <text:p>317</text:p>
          </table:table-cell>
          <table:table-cell office:value-type="float" office:value="-27" calcext:value-type="float">
            <text:p>-27</text:p>
          </table:table-cell>
          <table:table-cell office:value-type="float" office:value="-28.7" calcext:value-type="float">
            <text:p>-28.7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CAR-11</text:p>
          </table:table-cell>
          <table:table-cell office:value-type="float" office:value="-60.7" calcext:value-type="float">
            <text:p>-60.7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11" calcext:value-type="float">
            <text:p>311</text:p>
          </table:table-cell>
          <table:table-cell office:value-type="float" office:value="-33" calcext:value-type="float">
            <text:p>-33</text:p>
          </table:table-cell>
          <table:table-cell office:value-type="float" office:value="-42.3" calcext:value-type="float">
            <text:p>-42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CAR-12</text:p>
          </table:table-cell>
          <table:table-cell office:value-type="float" office:value="-61.31" calcext:value-type="float">
            <text:p>-61.31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NA(CA)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-68" calcext:value-type="float">
            <text:p>-68</text:p>
          </table:table-cell>
          <table:table-cell office:value-type="float" office:value="-50.1" calcext:value-type="float">
            <text:p>-50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string" calcext:value-type="string">
            <text:p>KAM-1</text:p>
          </table:table-cell>
          <table:table-cell office:value-type="float" office:value="158.92" calcext:value-type="float">
            <text:p>158.92</text:p>
          </table:table-cell>
          <table:table-cell office:value-type="float" office:value="49.96" calcext:value-type="float">
            <text:p>49.96</text:p>
          </table:table-cell>
          <table:table-cell office:value-type="string" calcext:value-type="string">
            <text:p>PA(NA)</text:p>
          </table:table-cell>
          <table:table-cell office:value-type="float" office:value="305" calcext:value-type="float">
            <text:p>305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4.3" calcext:value-type="float">
            <text:p>14.3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string" calcext:value-type="string">
            <text:p>KAM-2</text:p>
          </table:table-cell>
          <table:table-cell office:value-type="float" office:value="159.86" calcext:value-type="float">
            <text:p>159.86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PA(NA)</text:p>
          </table:table-cell>
          <table:table-cell office:value-type="float" office:value="305" calcext:value-type="float">
            <text:p>305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.7" calcext:value-type="float">
            <text:p>9.7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KAM-3</text:p>
          </table:table-cell>
          <table:table-cell office:value-type="float" office:value="160.7" calcext:value-type="float">
            <text:p>160.7</text:p>
          </table:table-cell>
          <table:table-cell office:value-type="float" office:value="51.72" calcext:value-type="float">
            <text:p>51.72</text:p>
          </table:table-cell>
          <table:table-cell office:value-type="string" calcext:value-type="string">
            <text:p>PA(NA)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string" calcext:value-type="string">
            <text:p>KAM-4</text:p>
          </table:table-cell>
          <table:table-cell office:value-type="float" office:value="161.61" calcext:value-type="float">
            <text:p>161.61</text:p>
          </table:table-cell>
          <table:table-cell office:value-type="float" office:value="52.53" calcext:value-type="float">
            <text:p>52.53</text:p>
          </table:table-cell>
          <table:table-cell office:value-type="string" calcext:value-type="string">
            <text:p>PA(NA)</text:p>
          </table:table-cell>
          <table:table-cell office:value-type="float" office:value="307" calcext:value-type="float">
            <text:p>307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KAM-5</text:p>
          </table:table-cell>
          <table:table-cell office:value-type="float" office:value="162.62" calcext:value-type="float">
            <text:p>162.62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PA(NA)</text:p>
          </table:table-cell>
          <table:table-cell office:value-type="float" office:value="307" calcext:value-type="float">
            <text:p>3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KAM-6</text:p>
          </table:table-cell>
          <table:table-cell office:value-type="float" office:value="163.38" calcext:value-type="float">
            <text:p>163.38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PA(NA)</text:p>
          </table:table-cell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SAM-1</text:p>
          </table:table-cell>
          <table:table-cell office:value-type="float" office:value="-78.49" calcext:value-type="float">
            <text:p>-78.49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-58" calcext:value-type="float">
            <text:p>-58</text:p>
          </table:table-cell>
          <table:table-cell office:value-type="float" office:value="-36.7" calcext:value-type="float">
            <text:p>-36.7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string" calcext:value-type="string">
            <text:p>SAM-2</text:p>
          </table:table-cell>
          <table:table-cell office:value-type="float" office:value="-77.88" calcext:value-type="float">
            <text:p>-77.88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-16" calcext:value-type="float">
            <text:p>-16</text:p>
          </table:table-cell>
          <table:table-cell office:value-type="float" office:value="-18.6" calcext:value-type="float">
            <text:p>-18.6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SAM-3</text:p>
          </table:table-cell>
          <table:table-cell office:value-type="float" office:value="-77.72" calcext:value-type="float">
            <text:p>-77.72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8.4" calcext:value-type="float">
            <text:p>8.4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SAM-4</text:p>
          </table:table-cell>
          <table:table-cell office:value-type="float" office:value="-77.9" calcext:value-type="float">
            <text:p>-77.9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27.1" calcext:value-type="float">
            <text:p>27.1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SAM-5</text:p>
          </table:table-cell>
          <table:table-cell office:value-type="float" office:value="-78.12" calcext:value-type="float">
            <text:p>-78.12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AM-6</text:p>
          </table:table-cell>
          <table:table-cell office:value-type="float" office:value="-78.52" calcext:value-type="float">
            <text:p>-78.52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225" calcext:value-type="float">
            <text:p>225</text:p>
          </table:table-cell>
          <table:table-cell office:value-type="float" office:value="55" calcext:value-type="float">
            <text:p>55</text:p>
          </table:table-cell>
          <table:table-cell office:value-type="float" office:value="48.4" calcext:value-type="float">
            <text:p>48.4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SAM-7</text:p>
          </table:table-cell>
          <table:table-cell office:value-type="float" office:value="-78.98" calcext:value-type="float">
            <text:p>-78.9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string" calcext:value-type="string">
            <text:p>SAM-8</text:p>
          </table:table-cell>
          <table:table-cell office:value-type="float" office:value="-79.43" calcext:value-type="float">
            <text:p>-79.43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44.2" calcext:value-type="float">
            <text:p>44.2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SAM-9</text:p>
          </table:table-cell>
          <table:table-cell office:value-type="float" office:value="-79.98" calcext:value-type="float">
            <text:p>-79.9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  <table:table-cell office:value-type="float" office:value="41.5" calcext:value-type="float">
            <text:p>41.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SAM-10</text:p>
          </table:table-cell>
          <table:table-cell office:value-type="float" office:value="-80.45" calcext:value-type="float">
            <text:p>-80.4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float" office:value="39.7" calcext:value-type="float">
            <text:p>39.7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SAM-11</text:p>
          </table:table-cell>
          <table:table-cell office:value-type="float" office:value="-80.88" calcext:value-type="float">
            <text:p>-80.8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33.2" calcext:value-type="float">
            <text:p>33.2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SAM-12</text:p>
          </table:table-cell>
          <table:table-cell office:value-type="float" office:value="-81.28" calcext:value-type="float">
            <text:p>-81.28</text:p>
          </table:table-cell>
          <table:table-cell office:value-type="float" office:value="-0.71" calcext:value-type="float">
            <text:p>-0.71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24.2" calcext:value-type="float">
            <text:p>24.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M-13</text:p>
          </table:table-cell>
          <table:table-cell office:value-type="float" office:value="-81.47" calcext:value-type="float">
            <text:p>-81.47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SAM-14</text:p>
          </table:table-cell>
          <table:table-cell office:value-type="float" office:value="-81.56" calcext:value-type="float">
            <text:p>-81.56</text:p>
          </table:table-cell>
          <table:table-cell office:value-type="float" office:value="-2.48" calcext:value-type="float">
            <text:p>-2.48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SAM-15</text:p>
          </table:table-cell>
          <table:table-cell office:value-type="float" office:value="-81.75" calcext:value-type="float">
            <text:p>-81.75</text:p>
          </table:table-cell>
          <table:table-cell office:value-type="float" office:value="-3.53" calcext:value-type="float">
            <text:p>-3.53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SAM-16</text:p>
          </table:table-cell>
          <table:table-cell office:value-type="float" office:value="-81.92" calcext:value-type="float">
            <text:p>-81.92</text:p>
          </table:table-cell>
          <table:table-cell office:value-type="float" office:value="-4.41" calcext:value-type="float">
            <text:p>-4.41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M-17</text:p>
          </table:table-cell>
          <table:table-cell office:value-type="float" office:value="-81.96" calcext:value-type="float">
            <text:p>-81.96</text:p>
          </table:table-cell>
          <table:table-cell office:value-type="float" office:value="-5.3" calcext:value-type="float">
            <text:p>-5.3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SAM-18</text:p>
          </table:table-cell>
          <table:table-cell office:value-type="float" office:value="-81.83" calcext:value-type="float">
            <text:p>-81.83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167" calcext:value-type="float">
            <text:p>167</text:p>
          </table:table-cell>
          <table:table-cell office:value-type="float" office:value="-6" calcext:value-type="float">
            <text:p>-6</text:p>
          </table:table-cell>
          <table:table-cell office:value-type="float" office:value="-5.2" calcext:value-type="float">
            <text:p>-5.2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SAM-19</text:p>
          </table:table-cell>
          <table:table-cell office:value-type="float" office:value="-81.6" calcext:value-type="float">
            <text:p>-81.6</text:p>
          </table:table-cell>
          <table:table-cell office:value-type="float" office:value="-6.91" calcext:value-type="float">
            <text:p>-6.91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office:value-type="float" office:value="-14" calcext:value-type="float">
            <text:p>-14</text:p>
          </table:table-cell>
          <table:table-cell office:value-type="float" office:value="-10.4" calcext:value-type="float">
            <text:p>-10.4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string" calcext:value-type="string">
            <text:p>SAM-20</text:p>
          </table:table-cell>
          <table:table-cell office:value-type="float" office:value="-81.27" calcext:value-type="float">
            <text:p>-81.27</text:p>
          </table:table-cell>
          <table:table-cell office:value-type="float" office:value="-7.75" calcext:value-type="float">
            <text:p>-7.75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61" calcext:value-type="float">
            <text:p>161</text:p>
          </table:table-cell>
          <table:table-cell office:value-type="float" office:value="-12" calcext:value-type="float">
            <text:p>-12</text:p>
          </table:table-cell>
          <table:table-cell office:value-type="float" office:value="-14.4" calcext:value-type="float">
            <text:p>-14.4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AM-21</text:p>
          </table:table-cell>
          <table:table-cell office:value-type="float" office:value="-80.94" calcext:value-type="float">
            <text:p>-80.94</text:p>
          </table:table-cell>
          <table:table-cell office:value-type="float" office:value="-8.59" calcext:value-type="float">
            <text:p>-8.59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54" calcext:value-type="float">
            <text:p>154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M-22</text:p>
          </table:table-cell>
          <table:table-cell office:value-type="float" office:value="-80.51" calcext:value-type="float">
            <text:p>-80.51</text:p>
          </table:table-cell>
          <table:table-cell office:value-type="float" office:value="-9.38" calcext:value-type="float">
            <text:p>-9.38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-21.2" calcext:value-type="float">
            <text:p>-21.2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SAM-23</text:p>
          </table:table-cell>
          <table:table-cell office:value-type="float" office:value="-80.05" calcext:value-type="float">
            <text:p>-80.05</text:p>
          </table:table-cell>
          <table:table-cell office:value-type="float" office:value="-10.15" calcext:value-type="float">
            <text:p>-10.15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-24" calcext:value-type="float">
            <text:p>-24</text:p>
          </table:table-cell>
          <table:table-cell office:value-type="float" office:value="-24.2" calcext:value-type="float">
            <text:p>-24.2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SAM-24</text:p>
          </table:table-cell>
          <table:table-cell office:value-type="float" office:value="-79.54" calcext:value-type="float">
            <text:p>-79.54</text:p>
          </table:table-cell>
          <table:table-cell office:value-type="float" office:value="-10.89" calcext:value-type="float">
            <text:p>-10.89</text:p>
          </table:table-cell>
          <table:table-cell office:value-type="string" calcext:value-type="string">
            <text:p>NZ(SA)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-27" calcext:value-type="float">
            <text:p>-27</text:p>
          </table:table-cell>
          <table:table-cell office:value-type="float" office:value="-24.4" calcext:value-type="float">
            <text:p>-24.4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SAM-25</text:p>
          </table:table-cell>
          <table:table-cell office:value-type="float" office:value="-79.05" calcext:value-type="float">
            <text:p>-79.05</text:p>
          </table:table-cell>
          <table:table-cell office:value-type="float" office:value="-11.65" calcext:value-type="float">
            <text:p>-11.65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-22" calcext:value-type="float">
            <text:p>-22</text:p>
          </table:table-cell>
          <table:table-cell office:value-type="float" office:value="-25.8" calcext:value-type="float">
            <text:p>-25.8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SAM-26</text:p>
          </table:table-cell>
          <table:table-cell office:value-type="float" office:value="-78.56" calcext:value-type="float">
            <text:p>-78.56</text:p>
          </table:table-cell>
          <table:table-cell office:value-type="float" office:value="-12.4" calcext:value-type="float">
            <text:p>-12.4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-28" calcext:value-type="float">
            <text:p>-28</text:p>
          </table:table-cell>
          <table:table-cell office:value-type="float" office:value="-27.4" calcext:value-type="float">
            <text:p>-27.4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SAM-27</text:p>
          </table:table-cell>
          <table:table-cell office:value-type="float" office:value="-77.98" calcext:value-type="float">
            <text:p>-77.98</text:p>
          </table:table-cell>
          <table:table-cell office:value-type="float" office:value="-13.08" calcext:value-type="float">
            <text:p>-13.08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-32" calcext:value-type="float">
            <text:p>-32</text:p>
          </table:table-cell>
          <table:table-cell office:value-type="float" office:value="-26" calcext:value-type="float">
            <text:p>-26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SAM-28</text:p>
          </table:table-cell>
          <table:table-cell office:value-type="float" office:value="-77.49" calcext:value-type="float">
            <text:p>-77.49</text:p>
          </table:table-cell>
          <table:table-cell office:value-type="float" office:value="-13.83" calcext:value-type="float">
            <text:p>-13.83</text:p>
          </table:table-cell>
          <table:table-cell office:value-type="string" calcext:value-type="string">
            <text:p>NZ(SA)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-18" calcext:value-type="float">
            <text:p>-18</text:p>
          </table:table-cell>
          <table:table-cell office:value-type="float" office:value="-29.6" calcext:value-type="float">
            <text:p>-29.6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SAM-29</text:p>
          </table:table-cell>
          <table:table-cell office:value-type="float" office:value="-76.94" calcext:value-type="float">
            <text:p>-76.94</text:p>
          </table:table-cell>
          <table:table-cell office:value-type="float" office:value="-14.52" calcext:value-type="float">
            <text:p>-14.52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-39" calcext:value-type="float">
            <text:p>-39</text:p>
          </table:table-cell>
          <table:table-cell office:value-type="float" office:value="-30.7" calcext:value-type="float">
            <text:p>-30.7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SAM-30</text:p>
          </table:table-cell>
          <table:table-cell office:value-type="float" office:value="-76.41" calcext:value-type="float">
            <text:p>-76.41</text:p>
          </table:table-cell>
          <table:table-cell office:value-type="float" office:value="-15.01" calcext:value-type="float">
            <text:p>-15.01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float" office:value="-35" calcext:value-type="float">
            <text:p>-35</text:p>
          </table:table-cell>
          <table:table-cell office:value-type="float" office:value="-35.9" calcext:value-type="float">
            <text:p>-35.9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AM-31</text:p>
          </table:table-cell>
          <table:table-cell office:value-type="float" office:value="-75.86" calcext:value-type="float">
            <text:p>-75.86</text:p>
          </table:table-cell>
          <table:table-cell office:value-type="float" office:value="-15.54" calcext:value-type="float">
            <text:p>-15.54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office:value-type="float" office:value="-33" calcext:value-type="float">
            <text:p>-33</text:p>
          </table:table-cell>
          <table:table-cell office:value-type="float" office:value="-36.2" calcext:value-type="float">
            <text:p>-36.2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SAM-32</text:p>
          </table:table-cell>
          <table:table-cell office:value-type="float" office:value="-75.2" calcext:value-type="float">
            <text:p>-75.2</text:p>
          </table:table-cell>
          <table:table-cell office:value-type="float" office:value="-16.15" calcext:value-type="float">
            <text:p>-16.15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SAM-33</text:p>
          </table:table-cell>
          <table:table-cell office:value-type="float" office:value="-74.49" calcext:value-type="float">
            <text:p>-74.49</text:p>
          </table:table-cell>
          <table:table-cell office:value-type="float" office:value="-16.7" calcext:value-type="float">
            <text:p>-16.7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-44" calcext:value-type="float">
            <text:p>-44</text:p>
          </table:table-cell>
          <table:table-cell office:value-type="float" office:value="-43.1" calcext:value-type="float">
            <text:p>-43.1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SAM-34</text:p>
          </table:table-cell>
          <table:table-cell office:value-type="float" office:value="-73.75" calcext:value-type="float">
            <text:p>-73.75</text:p>
          </table:table-cell>
          <table:table-cell office:value-type="float" office:value="-17.21" calcext:value-type="float">
            <text:p>-17.21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-46" calcext:value-type="float">
            <text:p>-46</text:p>
          </table:table-cell>
          <table:table-cell office:value-type="float" office:value="-44.1" calcext:value-type="float">
            <text:p>-44.1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AM-35</text:p>
          </table:table-cell>
          <table:table-cell office:value-type="float" office:value="-72.99" calcext:value-type="float">
            <text:p>-72.99</text:p>
          </table:table-cell>
          <table:table-cell office:value-type="float" office:value="-17.7" calcext:value-type="float">
            <text:p>-17.7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-43" calcext:value-type="float">
            <text:p>-43</text:p>
          </table:table-cell>
          <table:table-cell office:value-type="float" office:value="-40.8" calcext:value-type="float">
            <text:p>-40.8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SAM-36</text:p>
          </table:table-cell>
          <table:table-cell office:value-type="float" office:value="-72.31" calcext:value-type="float">
            <text:p>-72.31</text:p>
          </table:table-cell>
          <table:table-cell office:value-type="float" office:value="-18.28" calcext:value-type="float">
            <text:p>-18.28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float" office:value="-34" calcext:value-type="float">
            <text:p>-34</text:p>
          </table:table-cell>
          <table:table-cell office:value-type="float" office:value="-32.7" calcext:value-type="float">
            <text:p>-32.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AM-37</text:p>
          </table:table-cell>
          <table:table-cell office:value-type="float" office:value="-71.75" calcext:value-type="float">
            <text:p>-71.75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-21" calcext:value-type="float">
            <text:p>-21</text:p>
          </table:table-cell>
          <table:table-cell office:value-type="float" office:value="-20.3" calcext:value-type="float">
            <text:p>-20.3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string" calcext:value-type="string">
            <text:p>SAM-38</text:p>
          </table:table-cell>
          <table:table-cell office:value-type="float" office:value="-71.37" calcext:value-type="float">
            <text:p>-71.37</text:p>
          </table:table-cell>
          <table:table-cell office:value-type="float" office:value="-19.79" calcext:value-type="float">
            <text:p>-19.79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-6" calcext:value-type="float">
            <text:p>-6</text:p>
          </table:table-cell>
          <table:table-cell office:value-type="float" office:value="-7.6" calcext:value-type="float">
            <text:p>-7.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AM-39</text:p>
          </table:table-cell>
          <table:table-cell office:value-type="float" office:value="-71.16" calcext:value-type="float">
            <text:p>-71.16</text:p>
          </table:table-cell>
          <table:table-cell office:value-type="float" office:value="-20.66" calcext:value-type="float">
            <text:p>-20.66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SAM-40</text:p>
          </table:table-cell>
          <table:table-cell office:value-type="float" office:value="-71.08" calcext:value-type="float">
            <text:p>-71.08</text:p>
          </table:table-cell>
          <table:table-cell office:value-type="float" office:value="-21.55" calcext:value-type="float">
            <text:p>-21.55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SAM-41</text:p>
          </table:table-cell>
          <table:table-cell office:value-type="float" office:value="-71.14" calcext:value-type="float">
            <text:p>-71.14</text:p>
          </table:table-cell>
          <table:table-cell office:value-type="float" office:value="-22.45" calcext:value-type="float">
            <text:p>-22.45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SAM-42</text:p>
          </table:table-cell>
          <table:table-cell office:value-type="float" office:value="-71.27" calcext:value-type="float">
            <text:p>-71.27</text:p>
          </table:table-cell>
          <table:table-cell office:value-type="float" office:value="-23.34" calcext:value-type="float">
            <text:p>-23.34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SAM-43</text:p>
          </table:table-cell>
          <table:table-cell office:value-type="float" office:value="-71.37" calcext:value-type="float">
            <text:p>-71.37</text:p>
          </table:table-cell>
          <table:table-cell office:value-type="float" office:value="-24.23" calcext:value-type="float">
            <text:p>-24.23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17.9" calcext:value-type="float">
            <text:p>17.9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SAM-44</text:p>
          </table:table-cell>
          <table:table-cell office:value-type="float" office:value="-71.44" calcext:value-type="float">
            <text:p>-71.44</text:p>
          </table:table-cell>
          <table:table-cell office:value-type="float" office:value="-25.13" calcext:value-type="float">
            <text:p>-25.13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M-45</text:p>
          </table:table-cell>
          <table:table-cell office:value-type="float" office:value="-71.51" calcext:value-type="float">
            <text:p>-71.51</text:p>
          </table:table-cell>
          <table:table-cell office:value-type="float" office:value="-26.03" calcext:value-type="float">
            <text:p>-26.03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22.4" calcext:value-type="float">
            <text:p>22.4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SAM-46</text:p>
          </table:table-cell>
          <table:table-cell office:value-type="float" office:value="-71.74" calcext:value-type="float">
            <text:p>-71.74</text:p>
          </table:table-cell>
          <table:table-cell office:value-type="float" office:value="-26.89" calcext:value-type="float">
            <text:p>-26.89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.4" calcext:value-type="float">
            <text:p>25.4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SAM-47</text:p>
          </table:table-cell>
          <table:table-cell office:value-type="float" office:value="-72.01" calcext:value-type="float">
            <text:p>-72.01</text:p>
          </table:table-cell>
          <table:table-cell office:value-type="float" office:value="-27.74" calcext:value-type="float">
            <text:p>-27.74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26.6" calcext:value-type="float">
            <text:p>26.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M-48</text:p>
          </table:table-cell>
          <table:table-cell office:value-type="float" office:value="-72.2" calcext:value-type="float">
            <text:p>-72.2</text:p>
          </table:table-cell>
          <table:table-cell office:value-type="float" office:value="-28.63" calcext:value-type="float">
            <text:p>-28.63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SAM-49</text:p>
          </table:table-cell>
          <table:table-cell office:value-type="float" office:value="-72.33" calcext:value-type="float">
            <text:p>-72.33</text:p>
          </table:table-cell>
          <table:table-cell office:value-type="float" office:value="-29.51" calcext:value-type="float">
            <text:p>-29.51</text:p>
          </table:table-cell>
          <table:table-cell office:value-type="string" calcext:value-type="string">
            <text:p>NZ(SA)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19.2" calcext:value-type="float">
            <text:p>19.2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AM-50</text:p>
          </table:table-cell>
          <table:table-cell office:value-type="float" office:value="-72.44" calcext:value-type="float">
            <text:p>-72.44</text:p>
          </table:table-cell>
          <table:table-cell office:value-type="float" office:value="-30.41" calcext:value-type="float">
            <text:p>-30.41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.9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SAM-51</text:p>
          </table:table-cell>
          <table:table-cell office:value-type="float" office:value="-72.48" calcext:value-type="float">
            <text:p>-72.48</text:p>
          </table:table-cell>
          <table:table-cell office:value-type="float" office:value="-31.31" calcext:value-type="float">
            <text:p>-31.31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.3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SAM-52</text:p>
          </table:table-cell>
          <table:table-cell office:value-type="float" office:value="-72.5" calcext:value-type="float">
            <text:p>-72.5</text:p>
          </table:table-cell>
          <table:table-cell office:value-type="float" office:value="-32.2" calcext:value-type="float">
            <text:p>-32.2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9.6" calcext:value-type="float">
            <text:p>19.6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string" calcext:value-type="string">
            <text:p>SAM-53</text:p>
          </table:table-cell>
          <table:table-cell office:value-type="float" office:value="-72.7" calcext:value-type="float">
            <text:p>-72.7</text:p>
          </table:table-cell>
          <table:table-cell office:value-type="float" office:value="-33.08" calcext:value-type="float">
            <text:p>-33.08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SAM-54</text:p>
          </table:table-cell>
          <table:table-cell office:value-type="float" office:value="-73.03" calcext:value-type="float">
            <text:p>-73.03</text:p>
          </table:table-cell>
          <table:table-cell office:value-type="float" office:value="-33.91" calcext:value-type="float">
            <text:p>-33.91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35.1" calcext:value-type="float">
            <text:p>35.1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SAM-55</text:p>
          </table:table-cell>
          <table:table-cell office:value-type="float" office:value="-73.46" calcext:value-type="float">
            <text:p>-73.46</text:p>
          </table:table-cell>
          <table:table-cell office:value-type="float" office:value="-34.7" calcext:value-type="float">
            <text:p>-34.7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office:value-type="float" office:value="36.3" calcext:value-type="float">
            <text:p>36.3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SAM-56</text:p>
          </table:table-cell>
          <table:table-cell office:value-type="float" office:value="-73.84" calcext:value-type="float">
            <text:p>-73.84</text:p>
          </table:table-cell>
          <table:table-cell office:value-type="float" office:value="-35.51" calcext:value-type="float">
            <text:p>-35.51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float" office:value="32.1" calcext:value-type="float">
            <text:p>32.1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SAM-57</text:p>
          </table:table-cell>
          <table:table-cell office:value-type="float" office:value="-74.11" calcext:value-type="float">
            <text:p>-74.11</text:p>
          </table:table-cell>
          <table:table-cell office:value-type="float" office:value="-36.37" calcext:value-type="float">
            <text:p>-36.37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22.4" calcext:value-type="float">
            <text:p>22.4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SAM-58</text:p>
          </table:table-cell>
          <table:table-cell office:value-type="float" office:value="-74.23" calcext:value-type="float">
            <text:p>-74.23</text:p>
          </table:table-cell>
          <table:table-cell office:value-type="float" office:value="-37.25" calcext:value-type="float">
            <text:p>-37.25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.2" calcext:value-type="float">
            <text:p>20.2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string" calcext:value-type="string">
            <text:p>SAM-59</text:p>
          </table:table-cell>
          <table:table-cell office:value-type="float" office:value="-74.28" calcext:value-type="float">
            <text:p>-74.28</text:p>
          </table:table-cell>
          <table:table-cell office:value-type="float" office:value="-38.13" calcext:value-type="float">
            <text:p>-38.13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office:value-type="float" office:value="21.4" calcext:value-type="float">
            <text:p>21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string" calcext:value-type="string">
            <text:p>SAM-60</text:p>
          </table:table-cell>
          <table:table-cell office:value-type="float" office:value="-74.58" calcext:value-type="float">
            <text:p>-74.58</text:p>
          </table:table-cell>
          <table:table-cell office:value-type="float" office:value="-38.98" calcext:value-type="float">
            <text:p>-38.98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26.1" calcext:value-type="float">
            <text:p>26.1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SAM-61</text:p>
          </table:table-cell>
          <table:table-cell office:value-type="float" office:value="-74.8" calcext:value-type="float">
            <text:p>-74.8</text:p>
          </table:table-cell>
          <table:table-cell office:value-type="float" office:value="-39.85" calcext:value-type="float">
            <text:p>-39.85</text:p>
          </table:table-cell>
          <table:table-cell office:value-type="string" calcext:value-type="string">
            <text:p>NZ(SA)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27.1" calcext:value-type="float">
            <text:p>27.1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AM-62</text:p>
          </table:table-cell>
          <table:table-cell office:value-type="float" office:value="-75.05" calcext:value-type="float">
            <text:p>-75.05</text:p>
          </table:table-cell>
          <table:table-cell office:value-type="float" office:value="-40.71" calcext:value-type="float">
            <text:p>-40.71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SAM-63</text:p>
          </table:table-cell>
          <table:table-cell office:value-type="float" office:value="-75.3" calcext:value-type="float">
            <text:p>-75.3</text:p>
          </table:table-cell>
          <table:table-cell office:value-type="float" office:value="-41.57" calcext:value-type="float">
            <text:p>-41.57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23.9" calcext:value-type="float">
            <text:p>23.9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SAM-64</text:p>
          </table:table-cell>
          <table:table-cell office:value-type="float" office:value="-75.46" calcext:value-type="float">
            <text:p>-75.46</text:p>
          </table:table-cell>
          <table:table-cell office:value-type="float" office:value="-42.46" calcext:value-type="float">
            <text:p>-42.46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SAM-65</text:p>
          </table:table-cell>
          <table:table-cell office:value-type="float" office:value="-75.62" calcext:value-type="float">
            <text:p>-75.62</text:p>
          </table:table-cell>
          <table:table-cell office:value-type="float" office:value="-43.34" calcext:value-type="float">
            <text:p>-43.34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AM-66</text:p>
          </table:table-cell>
          <table:table-cell office:value-type="float" office:value="-75.78" calcext:value-type="float">
            <text:p>-75.78</text:p>
          </table:table-cell>
          <table:table-cell office:value-type="float" office:value="-44.23" calcext:value-type="float">
            <text:p>-44.23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7.9" calcext:value-type="float">
            <text:p>17.9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SAM-67</text:p>
          </table:table-cell>
          <table:table-cell office:value-type="float" office:value="-75.89" calcext:value-type="float">
            <text:p>-75.89</text:p>
          </table:table-cell>
          <table:table-cell office:value-type="float" office:value="-45.12" calcext:value-type="float">
            <text:p>-45.12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SAM-68</text:p>
          </table:table-cell>
          <table:table-cell office:value-type="float" office:value="-75.84" calcext:value-type="float">
            <text:p>-75.84</text:p>
          </table:table-cell>
          <table:table-cell office:value-type="float" office:value="-46.01" calcext:value-type="float">
            <text:p>-46.01</text:p>
          </table:table-cell>
          <table:table-cell office:value-type="string" calcext:value-type="string">
            <text:p>NZ(SA)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NZ-8</text:p>
          </table:table-cell>
          <table:table-cell office:value-type="float" office:value="176.09" calcext:value-type="float">
            <text:p>176.09</text:p>
          </table:table-cell>
          <table:table-cell office:value-type="float" office:value="-41.86" calcext:value-type="float">
            <text:p>-41.86</text:p>
          </table:table-cell>
          <table:table-cell office:value-type="string" calcext:value-type="string">
            <text:p>PA(AU)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1.2" calcext:value-type="float">
            <text:p>81.2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NZ-9</text:p>
          </table:table-cell>
          <table:table-cell office:value-type="float" office:value="177.26" calcext:value-type="float">
            <text:p>177.26</text:p>
          </table:table-cell>
          <table:table-cell office:value-type="float" office:value="-41.45" calcext:value-type="float">
            <text:p>-41.45</text:p>
          </table:table-cell>
          <table:table-cell office:value-type="string" calcext:value-type="string">
            <text:p>PA(AU)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0.1" calcext:value-type="float">
            <text:p>70.1</text:p>
          </table:table-cell>
          <table:table-cell office:value-type="float" office:value="19.2" calcext:value-type="float">
            <text:p>19.2</text:p>
          </table:table-cell>
        </table:table-row>
        <table:table-row table:style-name="ro2">
          <table:table-cell office:value-type="string" calcext:value-type="string">
            <text:p>NZ-10</text:p>
          </table:table-cell>
          <table:table-cell office:value-type="float" office:value="178.26" calcext:value-type="float">
            <text:p>178.26</text:p>
          </table:table-cell>
          <table:table-cell office:value-type="float" office:value="-40.82" calcext:value-type="float">
            <text:p>-40.82</text:p>
          </table:table-cell>
          <table:table-cell office:value-type="string" calcext:value-type="string">
            <text:p>PA(AU)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3.2" calcext:value-type="float">
            <text:p>53.2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string" calcext:value-type="string">
            <text:p>NZ-11</text:p>
          </table:table-cell>
          <table:table-cell office:value-type="float" office:value="178.91" calcext:value-type="float">
            <text:p>178.91</text:p>
          </table:table-cell>
          <table:table-cell office:value-type="float" office:value="-39.78" calcext:value-type="float">
            <text:p>-39.78</text:p>
          </table:table-cell>
          <table:table-cell office:value-type="string" calcext:value-type="string">
            <text:p>PA(AU)</text:p>
          </table:table-cell>
          <table:table-cell office:value-type="float" office:value="264" calcext:value-type="float">
            <text:p>26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.8" calcext:value-type="float">
            <text:p>35.8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NZ-12</text:p>
          </table:table-cell>
          <table:table-cell office:value-type="float" office:value="179.39" calcext:value-type="float">
            <text:p>179.39</text:p>
          </table:table-cell>
          <table:table-cell office:value-type="float" office:value="-38.64" calcext:value-type="float">
            <text:p>-38.64</text:p>
          </table:table-cell>
          <table:table-cell office:value-type="string" calcext:value-type="string">
            <text:p>PA(AU)</text:p>
          </table:table-cell>
          <table:table-cell office:value-type="float" office:value="264" calcext:value-type="float">
            <text:p>26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8.9" calcext:value-type="float">
            <text:p>28.9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NZ-13</text:p>
          </table:table-cell>
          <table:table-cell office:value-type="float" office:value="179.81" calcext:value-type="float">
            <text:p>179.81</text:p>
          </table:table-cell>
          <table:table-cell office:value-type="float" office:value="-37.62" calcext:value-type="float">
            <text:p>-37.62</text:p>
          </table:table-cell>
          <table:table-cell office:value-type="string" calcext:value-type="string">
            <text:p>PA(AU)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7.6" calcext:value-type="float">
            <text:p>27.6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AK-9</text:p>
          </table:table-cell>
          <table:table-cell office:value-type="float" office:value="-168.41" calcext:value-type="float">
            <text:p>-168.41</text:p>
          </table:table-cell>
          <table:table-cell office:value-type="float" office:value="51.89" calcext:value-type="float">
            <text:p>51.89</text:p>
          </table:table-cell>
          <table:table-cell office:value-type="string" calcext:value-type="string">
            <text:p>PA(NA)</text:p>
          </table:table-cell>
          <table:table-cell office:value-type="float" office:value="323" calcext:value-type="float">
            <text:p>32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AK-10</text:p>
          </table:table-cell>
          <table:table-cell office:value-type="float" office:value="-167.07" calcext:value-type="float">
            <text:p>-167.07</text:p>
          </table:table-cell>
          <table:table-cell office:value-type="float" office:value="52.21" calcext:value-type="float">
            <text:p>52.21</text:p>
          </table:table-cell>
          <table:table-cell office:value-type="string" calcext:value-type="string">
            <text:p>PA(NA)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20.1" calcext:value-type="float">
            <text:p>20.1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K-11</text:p>
          </table:table-cell>
          <table:table-cell office:value-type="float" office:value="-165.74" calcext:value-type="float">
            <text:p>-165.74</text:p>
          </table:table-cell>
          <table:table-cell office:value-type="float" office:value="52.55" calcext:value-type="float">
            <text:p>52.55</text:p>
          </table:table-cell>
          <table:table-cell office:value-type="string" calcext:value-type="string">
            <text:p>PA(NA)</text:p>
          </table:table-cell>
          <table:table-cell office:value-type="float" office:value="325" calcext:value-type="float">
            <text:p>32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AK-12</text:p>
          </table:table-cell>
          <table:table-cell office:value-type="float" office:value="-164.4" calcext:value-type="float">
            <text:p>-164.4</text:p>
          </table:table-cell>
          <table:table-cell office:value-type="float" office:value="52.88" calcext:value-type="float">
            <text:p>52.88</text:p>
          </table:table-cell>
          <table:table-cell office:value-type="string" calcext:value-type="string">
            <text:p>PA(NA)</text:p>
          </table:table-cell>
          <table:table-cell office:value-type="float" office:value="326" calcext:value-type="float">
            <text:p>32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AK-13</text:p>
          </table:table-cell>
          <table:table-cell office:value-type="float" office:value="-163.06" calcext:value-type="float">
            <text:p>-163.06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PA(NA)</text:p>
          </table:table-cell>
          <table:table-cell office:value-type="float" office:value="327" calcext:value-type="float">
            <text:p>32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6.7" calcext:value-type="float">
            <text:p>16.7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AK-14</text:p>
          </table:table-cell>
          <table:table-cell office:value-type="float" office:value="-161.71" calcext:value-type="float">
            <text:p>-161.71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PA(NA)</text:p>
          </table:table-cell>
          <table:table-cell office:value-type="float" office:value="328" calcext:value-type="float">
            <text:p>32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AK-15</text:p>
          </table:table-cell>
          <table:table-cell office:value-type="float" office:value="-160.35" calcext:value-type="float">
            <text:p>-160.35</text:p>
          </table:table-cell>
          <table:table-cell office:value-type="float" office:value="53.71" calcext:value-type="float">
            <text:p>53.71</text:p>
          </table:table-cell>
          <table:table-cell office:value-type="string" calcext:value-type="string">
            <text:p>PA(NA)</text:p>
          </table:table-cell>
          <table:table-cell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.3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AK-16</text:p>
          </table:table-cell>
          <table:table-cell office:value-type="float" office:value="-158.99" calcext:value-type="float">
            <text:p>-158.99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PA(NA)</text:p>
          </table:table-cell>
          <table:table-cell office:value-type="float" office:value="329" calcext:value-type="float">
            <text:p>32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AK-17</text:p>
          </table:table-cell>
          <table:table-cell office:value-type="float" office:value="-157.64" calcext:value-type="float">
            <text:p>-157.64</text:p>
          </table:table-cell>
          <table:table-cell office:value-type="float" office:value="54.19" calcext:value-type="float">
            <text:p>54.19</text:p>
          </table:table-cell>
          <table:table-cell office:value-type="string" calcext:value-type="string">
            <text:p>PA(NA)</text:p>
          </table:table-cell>
          <table:table-cell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AK-18</text:p>
          </table:table-cell>
          <table:table-cell office:value-type="float" office:value="-156.29" calcext:value-type="float">
            <text:p>-156.29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PA(NA)</text:p>
          </table:table-cell>
          <table:table-cell office:value-type="float" office:value="331" calcext:value-type="float">
            <text:p>33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AK-19</text:p>
          </table:table-cell>
          <table:table-cell office:value-type="float" office:value="-154.98" calcext:value-type="float">
            <text:p>-154.98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PA(NA)</text:p>
          </table:table-cell>
          <table:table-cell office:value-type="float" office:value="332" calcext:value-type="float">
            <text:p>33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AK-20</text:p>
          </table:table-cell>
          <table:table-cell office:value-type="float" office:value="-153.7" calcext:value-type="float">
            <text:p>-153.7</text:p>
          </table:table-cell>
          <table:table-cell office:value-type="float" office:value="55.41" calcext:value-type="float">
            <text:p>55.41</text:p>
          </table:table-cell>
          <table:table-cell office:value-type="string" calcext:value-type="string">
            <text:p>PA(NA)</text:p>
          </table:table-cell>
          <table:table-cell office:value-type="float" office:value="333" calcext:value-type="float">
            <text:p>333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-12" calcext:value-type="float">
            <text:p>-12</text:p>
          </table:table-cell>
          <table:table-cell office:value-type="float" office:value="-12.5" calcext:value-type="float">
            <text:p>-12.5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AK-21</text:p>
          </table:table-cell>
          <table:table-cell office:value-type="float" office:value="-152.43" calcext:value-type="float">
            <text:p>-152.43</text:p>
          </table:table-cell>
          <table:table-cell office:value-type="float" office:value="55.95" calcext:value-type="float">
            <text:p>55.95</text:p>
          </table:table-cell>
          <table:table-cell office:value-type="string" calcext:value-type="string">
            <text:p>PA(NA)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K-22</text:p>
          </table:table-cell>
          <table:table-cell office:value-type="float" office:value="-151.11" calcext:value-type="float">
            <text:p>-151.11</text:p>
          </table:table-cell>
          <table:table-cell office:value-type="float" office:value="56.34" calcext:value-type="float">
            <text:p>56.34</text:p>
          </table:table-cell>
          <table:table-cell office:value-type="string" calcext:value-type="string">
            <text:p>PA(NA)</text:p>
          </table:table-cell>
          <table:table-cell office:value-type="float" office:value="336" calcext:value-type="float">
            <text:p>33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-8" calcext:value-type="float">
            <text:p>-8</text:p>
          </table:table-cell>
          <table:table-cell office:value-type="float" office:value="-13.2" calcext:value-type="float">
            <text:p>-13.2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AK-23</text:p>
          </table:table-cell>
          <table:table-cell office:value-type="float" office:value="-149.79" calcext:value-type="float">
            <text:p>-149.79</text:p>
          </table:table-cell>
          <table:table-cell office:value-type="float" office:value="56.73" calcext:value-type="float">
            <text:p>56.73</text:p>
          </table:table-cell>
          <table:table-cell office:value-type="string" calcext:value-type="string">
            <text:p>PA(NA)</text:p>
          </table:table-cell>
          <table:table-cell office:value-type="float" office:value="337" calcext:value-type="float">
            <text:p>33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-16" calcext:value-type="float">
            <text:p>-16</text:p>
          </table:table-cell>
          <table:table-cell office:value-type="float" office:value="-17.7" calcext:value-type="float">
            <text:p>-17.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AK-24</text:p>
          </table:table-cell>
          <table:table-cell office:value-type="float" office:value="-148.52" calcext:value-type="float">
            <text:p>-148.52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PA(NA)</text:p>
          </table:table-cell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AK-25</text:p>
          </table:table-cell>
          <table:table-cell office:value-type="float" office:value="-147.33" calcext:value-type="float">
            <text:p>-147.33</text:p>
          </table:table-cell>
          <table:table-cell office:value-type="float" office:value="57.94" calcext:value-type="float">
            <text:p>57.94</text:p>
          </table:table-cell>
          <table:table-cell office:value-type="string" calcext:value-type="string">
            <text:p>PA(NA)</text:p>
          </table:table-cell>
          <table:table-cell office:value-type="float" office:value="340" calcext:value-type="float">
            <text:p>34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-42" calcext:value-type="float">
            <text:p>-42</text:p>
          </table:table-cell>
          <table:table-cell office:value-type="float" office:value="-41.2" calcext:value-type="float">
            <text:p>-41.2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AK-26</text:p>
          </table:table-cell>
          <table:table-cell office:value-type="float" office:value="-146.27" calcext:value-type="float">
            <text:p>-146.27</text:p>
          </table:table-cell>
          <table:table-cell office:value-type="float" office:value="58.81" calcext:value-type="float">
            <text:p>58.81</text:p>
          </table:table-cell>
          <table:table-cell office:value-type="string" calcext:value-type="string">
            <text:p>PA(NA)</text:p>
          </table:table-cell>
          <table:table-cell office:value-type="float" office:value="341" calcext:value-type="float">
            <text:p>341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-52" calcext:value-type="float">
            <text:p>-52</text:p>
          </table:table-cell>
          <table:table-cell office:value-type="float" office:value="-47.1" calcext:value-type="float">
            <text:p>-47.1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JAP-12</text:p>
          </table:table-cell>
          <table:table-cell office:value-type="float" office:value="131.81" calcext:value-type="float">
            <text:p>131.81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JAP-13</text:p>
          </table:table-cell>
          <table:table-cell office:value-type="float" office:value="132.44" calcext:value-type="float">
            <text:p>132.44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JAP-14</text:p>
          </table:table-cell>
          <table:table-cell office:value-type="float" office:value="133.09" calcext:value-type="float">
            <text:p>133.09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PH(EU)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JAP-15</text:p>
          </table:table-cell>
          <table:table-cell office:value-type="float" office:value="133.82" calcext:value-type="float">
            <text:p>133.82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PH(EU)</text:p>
          </table:table-cell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2.8" calcext:value-type="float">
            <text:p>22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string" calcext:value-type="string">
            <text:p>JAP-16</text:p>
          </table:table-cell>
          <table:table-cell office:value-type="float" office:value="134.69" calcext:value-type="float">
            <text:p>134.69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PH(EU)</text:p>
          </table:table-cell>
          <table:table-cell office:value-type="float" office:value="302" calcext:value-type="float">
            <text:p>30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1.8" calcext:value-type="float">
            <text:p>31.8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JAP-17</text:p>
          </table:table-cell>
          <table:table-cell office:value-type="float" office:value="135.66" calcext:value-type="float">
            <text:p>135.66</text:p>
          </table:table-cell>
          <table:table-cell office:value-type="float" office:value="32.57" calcext:value-type="float">
            <text:p>32.57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.1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JAP-18</text:p>
          </table:table-cell>
          <table:table-cell office:value-type="float" office:value="136.59" calcext:value-type="float">
            <text:p>136.59</text:p>
          </table:table-cell>
          <table:table-cell office:value-type="float" office:value="32.97" calcext:value-type="float">
            <text:p>32.97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3.3" calcext:value-type="float">
            <text:p>33.3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JAP-19</text:p>
          </table:table-cell>
          <table:table-cell office:value-type="float" office:value="137.55" calcext:value-type="float">
            <text:p>137.55</text:p>
          </table:table-cell>
          <table:table-cell office:value-type="float" office:value="33.46" calcext:value-type="float">
            <text:p>33.46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8.7" calcext:value-type="float">
            <text:p>28.7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JAP-20</text:p>
          </table:table-cell>
          <table:table-cell office:value-type="float" office:value="138.22" calcext:value-type="float">
            <text:p>138.22</text:p>
          </table:table-cell>
          <table:table-cell office:value-type="float" office:value="33.88" calcext:value-type="float">
            <text:p>33.88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JAP-21</text:p>
          </table:table-cell>
          <table:table-cell office:value-type="float" office:value="138.5" calcext:value-type="float">
            <text:p>138.5</text:p>
          </table:table-cell>
          <table:table-cell office:value-type="float" office:value="34.42" calcext:value-type="float">
            <text:p>34.42</text:p>
          </table:table-cell>
          <table:table-cell office:value-type="string" calcext:value-type="string">
            <text:p>PH(EU)</text:p>
          </table:table-cell>
          <table:table-cell office:value-type="float" office:value="301" calcext:value-type="float">
            <text:p>301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JAP-22</text:p>
          </table:table-cell>
          <table:table-cell office:value-type="float" office:value="141.99" calcext:value-type="float">
            <text:p>141.99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PA(EU)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3.1" calcext:value-type="float">
            <text:p>-3.1</text:p>
          </table:table-cell>
          <table:table-cell office:value-type="float" office:value="16.7" calcext:value-type="float">
            <text:p>16.7</text:p>
          </table:table-cell>
        </table:table-row>
        <table:table-row table:style-name="ro2">
          <table:table-cell office:value-type="string" calcext:value-type="string">
            <text:p>JAP-23</text:p>
          </table:table-cell>
          <table:table-cell office:value-type="float" office:value="142.45" calcext:value-type="float">
            <text:p>142.45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PA(EU)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JAP-24</text:p>
          </table:table-cell>
          <table:table-cell office:value-type="float" office:value="143.15" calcext:value-type="float">
            <text:p>143.15</text:p>
          </table:table-cell>
          <table:table-cell office:value-type="float" office:value="36.64" calcext:value-type="float">
            <text:p>36.64</text:p>
          </table:table-cell>
          <table:table-cell office:value-type="string" calcext:value-type="string">
            <text:p>PA(EU)</text:p>
          </table:table-cell>
          <table:table-cell office:value-type="float" office:value="289" calcext:value-type="float">
            <text:p>289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1.6" calcext:value-type="float">
            <text:p>11.6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JAP-25</text:p>
          </table:table-cell>
          <table:table-cell office:value-type="float" office:value="143.78" calcext:value-type="float">
            <text:p>143.78</text:p>
          </table:table-cell>
          <table:table-cell office:value-type="float" office:value="37.73" calcext:value-type="float">
            <text:p>37.73</text:p>
          </table:table-cell>
          <table:table-cell office:value-type="string" calcext:value-type="string">
            <text:p>PA(EU)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string" calcext:value-type="string">
            <text:p>JAP-26</text:p>
          </table:table-cell>
          <table:table-cell office:value-type="float" office:value="144.11" calcext:value-type="float">
            <text:p>144.11</text:p>
          </table:table-cell>
          <table:table-cell office:value-type="float" office:value="39.02" calcext:value-type="float">
            <text:p>39.02</text:p>
          </table:table-cell>
          <table:table-cell office:value-type="string" calcext:value-type="string">
            <text:p>PA(EU)</text:p>
          </table:table-cell>
          <table:table-cell office:value-type="float" office:value="290" calcext:value-type="float">
            <text:p>29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JAP-27</text:p>
          </table:table-cell>
          <table:table-cell office:value-type="float" office:value="144.36" calcext:value-type="float">
            <text:p>144.36</text:p>
          </table:table-cell>
          <table:table-cell office:value-type="float" office:value="40.28" calcext:value-type="float">
            <text:p>40.28</text:p>
          </table:table-cell>
          <table:table-cell office:value-type="string" calcext:value-type="string">
            <text:p>PA(EU)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string" calcext:value-type="string">
            <text:p>JAP-28</text:p>
          </table:table-cell>
          <table:table-cell office:value-type="float" office:value="145.06" calcext:value-type="float">
            <text:p>145.06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PA(EU)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0.9" calcext:value-type="float">
            <text:p>20.9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JAP-29</text:p>
          </table:table-cell>
          <table:table-cell office:value-type="float" office:value="146.14" calcext:value-type="float">
            <text:p>146.14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A(EU)</text:p>
          </table:table-cell>
          <table:table-cell office:value-type="float" office:value="291" calcext:value-type="float">
            <text:p>291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5.2" calcext:value-type="float">
            <text:p>35.2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PHI-1</text:p>
          </table:table-cell>
          <table:table-cell office:value-type="float" office:value="127.73" calcext:value-type="float">
            <text:p>127.73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PH(SU)</text:p>
          </table:table-cell>
          <table:table-cell office:value-type="float" office:value="294" calcext:value-type="float">
            <text:p>294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-48" calcext:value-type="float">
            <text:p>-48</text:p>
          </table:table-cell>
          <table:table-cell office:value-type="float" office:value="-45.9" calcext:value-type="float">
            <text:p>-45.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PHI-2</text:p>
          </table:table-cell>
          <table:table-cell office:value-type="float" office:value="127.39" calcext:value-type="float">
            <text:p>127.39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PH(SU)</text:p>
          </table:table-cell>
          <table:table-cell office:value-type="float" office:value="294" calcext:value-type="float">
            <text:p>294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float" office:value="-44" calcext:value-type="float">
            <text:p>-44</text:p>
          </table:table-cell>
          <table:table-cell office:value-type="float" office:value="-38.3" calcext:value-type="float">
            <text:p>-38.3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string" calcext:value-type="string">
            <text:p>PHI-3</text:p>
          </table:table-cell>
          <table:table-cell office:value-type="float" office:value="127.28" calcext:value-type="float">
            <text:p>127.28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PH(SU)</text:p>
          </table:table-cell>
          <table:table-cell office:value-type="float" office:value="294" calcext:value-type="float">
            <text:p>294</text:p>
          </table:table-cell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office:value-type="float" office:value="-23" calcext:value-type="float">
            <text:p>-23</text:p>
          </table:table-cell>
          <table:table-cell office:value-type="float" office:value="-31.2" calcext:value-type="float">
            <text:p>-31.2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string" calcext:value-type="string">
            <text:p>PHI-4</text:p>
          </table:table-cell>
          <table:table-cell office:value-type="float" office:value="127.29" calcext:value-type="float">
            <text:p>127.29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PH(SU)</text:p>
          </table:table-cell>
          <table:table-cell office:value-type="float" office:value="295" calcext:value-type="float">
            <text:p>295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-27" calcext:value-type="float">
            <text:p>-27</text:p>
          </table:table-cell>
          <table:table-cell office:value-type="float" office:value="-30.8" calcext:value-type="float">
            <text:p>-30.8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PHI-5</text:p>
          </table:table-cell>
          <table:table-cell office:value-type="float" office:value="127.11" calcext:value-type="float">
            <text:p>127.1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PH(SU)</text:p>
          </table:table-cell>
          <table:table-cell office:value-type="float" office:value="295" calcext:value-type="float">
            <text:p>295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-42" calcext:value-type="float">
            <text:p>-42</text:p>
          </table:table-cell>
          <table:table-cell office:value-type="float" office:value="-37.2" calcext:value-type="float">
            <text:p>-37.2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PHI-6</text:p>
          </table:table-cell>
          <table:table-cell office:value-type="float" office:value="126.84" calcext:value-type="float">
            <text:p>126.84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PH(SU)</text:p>
          </table:table-cell>
          <table:table-cell office:value-type="float" office:value="295" calcext:value-type="float">
            <text:p>295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-43" calcext:value-type="float">
            <text:p>-43</text:p>
          </table:table-cell>
          <table:table-cell office:value-type="float" office:value="-42.5" calcext:value-type="float">
            <text:p>-42.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PHI-7</text:p>
          </table:table-cell>
          <table:table-cell office:value-type="float" office:value="126.57" calcext:value-type="float">
            <text:p>126.57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PH(SU)</text:p>
          </table:table-cell>
          <table:table-cell office:value-type="float" office:value="295" calcext:value-type="float">
            <text:p>295</text:p>
          </table:table-cell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-43" calcext:value-type="float">
            <text:p>-43</text:p>
          </table:table-cell>
          <table:table-cell office:value-type="float" office:value="-43.8" calcext:value-type="float">
            <text:p>-43.8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PHI-8</text:p>
          </table:table-cell>
          <table:table-cell office:value-type="float" office:value="126.28" calcext:value-type="float">
            <text:p>126.28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PH(SU)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-46" calcext:value-type="float">
            <text:p>-46</text:p>
          </table:table-cell>
          <table:table-cell office:value-type="float" office:value="-46.3" calcext:value-type="float">
            <text:p>-46.3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PHI-9</text:p>
          </table:table-cell>
          <table:table-cell office:value-type="float" office:value="125.93" calcext:value-type="float">
            <text:p>125.93</text:p>
          </table:table-cell>
          <table:table-cell office:value-type="float" office:value="12.52" calcext:value-type="float">
            <text:p>12.52</text:p>
          </table:table-cell>
          <table:table-cell office:value-type="string" calcext:value-type="string">
            <text:p>PH(SU)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-50" calcext:value-type="float">
            <text:p>-50</text:p>
          </table:table-cell>
          <table:table-cell office:value-type="float" office:value="-48.9" calcext:value-type="float">
            <text:p>-48.9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PHI-10</text:p>
          </table:table-cell>
          <table:table-cell office:value-type="float" office:value="125.55" calcext:value-type="float">
            <text:p>125.55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PH(SU)</text:p>
          </table:table-cell>
          <table:table-cell office:value-type="float" office:value="296" calcext:value-type="float">
            <text:p>296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-51" calcext:value-type="float">
            <text:p>-51</text:p>
          </table:table-cell>
          <table:table-cell office:value-type="float" office:value="-52.2" calcext:value-type="float">
            <text:p>-52.2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PHI-11</text:p>
          </table:table-cell>
          <table:table-cell office:value-type="float" office:value="125.17" calcext:value-type="float">
            <text:p>125.17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PH(SU)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-56" calcext:value-type="float">
            <text:p>-56</text:p>
          </table:table-cell>
          <table:table-cell office:value-type="float" office:value="-59.6" calcext:value-type="float">
            <text:p>-59.6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PHI-12</text:p>
          </table:table-cell>
          <table:table-cell office:value-type="float" office:value="124.6" calcext:value-type="float">
            <text:p>124.6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PH(SU)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11.5" calcext:value-type="float">
            <text:p>1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08:12:02.026880273</meta:creation-date>
    <dc:date>2025-04-21T09:03:24.340577775</dc:date>
    <meta:editing-duration>PT41M11S</meta:editing-duration>
    <meta:editing-cycles>2</meta:editing-cycles>
    <meta:generator>LibreOffice/7.3.7.2$Linux_X86_64 LibreOffice_project/30$Build-2</meta:generator>
    <meta:document-statistic meta:table-count="1" meta:cell-count="2390" meta:object-count="0"/>
    <meta:user-defined meta:name="ProgId">Excel.Sheet</meta:user-defined>
  </office:meta>
</office:document-meta>
</file>